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nsolas" svg:font-family="Consolas" style:font-family-generic="swiss" style:font-pitch="variable"/>
    <style:font-face style:name="Liberation Sans1" svg:font-family="'Liberation Sans'" style:font-family-generic="swiss" style:font-pitch="variable"/>
    <style:font-face style:name="MS PGothic1" svg:font-family="'MS PGothic'" style:font-family-generic="swiss" style:font-pitch="variable"/>
    <style:font-face style:name="Mangal1" svg:font-family="Mangal" style:font-family-generic="swiss" style:font-pitch="variable"/>
    <style:font-face style:name="MS PGothic" svg:font-family="'MS PGothic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729fcf" draw:opacity="50%" draw:textarea-horizontal-align="justify" draw:textarea-vertical-align="middle" draw:auto-grow-height="false" fo:min-height="4.449cm" fo:min-width="17.28cm" draw:shadow-opacity="50%"/>
    </style:style>
    <style:style style:name="gr2" style:family="graphic" style:parent-style-name="standard">
      <style:graphic-properties draw:fill-color="#ffffcc" draw:textarea-horizontal-align="justify" draw:textarea-vertical-align="middle" draw:auto-grow-height="false" fo:min-height="0.468cm" fo:min-width="2.478cm"/>
    </style:style>
    <style:style style:name="gr3" style:family="graphic" style:parent-style-name="standard" style:list-style-name="L1">
      <style:graphic-properties draw:fill-color="#ffffcc" draw:textarea-horizontal-align="justify" draw:textarea-vertical-align="middle" draw:auto-grow-height="false" fo:min-height="1.655cm" fo:min-width="3.373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 style:list-style-name="L1">
      <style:graphic-properties draw:fill-color="#ffffcc" draw:textarea-horizontal-align="justify" draw:textarea-vertical-align="middle" draw:auto-grow-height="false" fo:min-height="1.655cm" fo:min-width="4.199cm"/>
    </style:style>
    <style:style style:name="gr6" style:family="graphic" style:parent-style-name="standard">
      <style:graphic-properties draw:textarea-horizontal-align="justify" draw:textarea-vertical-align="middle" draw:auto-grow-height="false" fo:min-height="1.782cm" fo:min-width="2.262cm"/>
    </style:style>
    <style:style style:name="gr7" style:family="graphic" style:parent-style-name="standard">
      <style:graphic-properties draw:fill-color="#99cc99" draw:textarea-horizontal-align="justify" draw:textarea-vertical-align="middle" draw:auto-grow-height="false" fo:min-height="1.401cm" fo:min-width="5.723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fill-color="#e6e6ff" draw:textarea-horizontal-align="justify" draw:textarea-vertical-align="middle" draw:auto-grow-height="false" fo:min-height="2.418cm" fo:min-width="2.866cm"/>
    </style:style>
    <style:style style:name="gr10" style:family="graphic" style:parent-style-name="standard">
      <style:graphic-properties draw:fill-color="#99cc99" draw:textarea-horizontal-align="justify" draw:textarea-vertical-align="middle" draw:auto-grow-height="false" fo:min-height="1.528cm" fo:min-width="4.453cm"/>
    </style:style>
    <style:style style:name="gr11" style:family="graphic" style:parent-style-name="standard">
      <style:graphic-properties draw:textarea-horizontal-align="justify" draw:textarea-vertical-align="middle" draw:auto-grow-height="false" fo:min-height="1.814cm" fo:min-width="1.945cm"/>
    </style:style>
    <style:style style:name="gr12" style:family="graphic" style:parent-style-name="standard">
      <style:graphic-properties draw:fill-color="#e6e6ff" draw:textarea-horizontal-align="justify" draw:textarea-vertical-align="middle" draw:auto-grow-height="false" fo:min-height="1.719cm" fo:min-width="2.136cm"/>
    </style:style>
    <style:style style:name="gr13" style:family="graphic" style:parent-style-name="standard">
      <style:graphic-properties draw:fill-color="#99cc66" draw:textarea-horizontal-align="justify" draw:textarea-vertical-align="middle" draw:auto-grow-height="false" fo:min-height="2.926cm" fo:min-width="6.397cm"/>
    </style:style>
    <style:style style:name="gr14" style:family="graphic" style:parent-style-name="standard">
      <style:graphic-properties draw:fill-color="#99cc99" draw:textarea-horizontal-align="justify" draw:textarea-vertical-align="middle" draw:auto-grow-height="false" fo:min-height="1.909cm" fo:min-width="6.358cm"/>
    </style:style>
    <style:style style:name="gr15" style:family="graphic" style:parent-style-name="standard">
      <style:graphic-properties draw:fill-color="#99cc99" draw:textarea-horizontal-align="justify" draw:textarea-vertical-align="middle" draw:auto-grow-height="false" fo:min-height="1.528cm" fo:min-width="5.85cm"/>
    </style:style>
    <style:style style:name="gr16" style:family="graphic" style:parent-style-name="standard">
      <style:graphic-properties draw:fill-color="#99cc99" draw:textarea-horizontal-align="justify" draw:textarea-vertical-align="middle" draw:auto-grow-height="false" fo:min-height="1.401cm" fo:min-width="2.294cm"/>
    </style:style>
    <style:style style:name="gr17" style:family="graphic" style:parent-style-name="standard">
      <style:graphic-properties draw:fill-color="#e6e6ff" draw:textarea-horizontal-align="justify" draw:textarea-vertical-align="middle" draw:auto-grow-height="false" fo:min-height="1.719cm" fo:min-width="2.326cm"/>
    </style:style>
    <style:style style:name="gr18" style:family="graphic" style:parent-style-name="standard">
      <style:graphic-properties draw:fill-color="#99cc99" draw:textarea-horizontal-align="justify" draw:textarea-vertical-align="middle" draw:auto-grow-height="false" fo:min-height="1.528cm" fo:min-width="2.802cm"/>
    </style:style>
    <style:style style:name="gr19" style:family="graphic" style:parent-style-name="standard">
      <style:graphic-properties draw:fill-color="#99cc99" draw:textarea-horizontal-align="justify" draw:textarea-vertical-align="middle" draw:auto-grow-height="false" fo:min-height="1.782cm" fo:min-width="4.961cm"/>
    </style:style>
    <style:style style:name="gr20" style:family="graphic" style:parent-style-name="standard">
      <style:graphic-properties draw:textarea-horizontal-align="justify" draw:textarea-vertical-align="middle" draw:auto-grow-height="false" fo:min-height="1.941cm" fo:min-width="2.294cm"/>
    </style:style>
    <style:style style:name="gr21" style:family="graphic" style:parent-style-name="standard">
      <style:graphic-properties draw:fill-color="#99cc99" draw:textarea-horizontal-align="justify" draw:textarea-vertical-align="middle" draw:auto-grow-height="false" fo:min-height="1.909cm" fo:min-width="7.184cm"/>
    </style:style>
    <style:style style:name="gr22" style:family="graphic" style:parent-style-name="standard">
      <style:graphic-properties draw:fill-color="#99cc99" draw:textarea-horizontal-align="justify" draw:textarea-vertical-align="middle" draw:auto-grow-height="false" fo:min-height="1.528cm" fo:min-width="6.549cm"/>
    </style:style>
    <style:style style:name="gr23" style:family="graphic" style:parent-style-name="standard">
      <style:graphic-properties draw:fill-color="#99cc99" draw:textarea-horizontal-align="justify" draw:textarea-vertical-align="middle" draw:auto-grow-height="false" fo:min-height="2.29cm" fo:min-width="7.057cm"/>
    </style:style>
    <style:style style:name="gr24" style:family="graphic" style:parent-style-name="standard">
      <style:graphic-properties draw:fill-color="#e6e6ff" draw:textarea-horizontal-align="justify" draw:textarea-vertical-align="middle" draw:auto-grow-height="false" fo:min-height="1.973cm" fo:min-width="2.739cm"/>
    </style:style>
    <style:style style:name="gr25" style:family="graphic" style:parent-style-name="standard">
      <style:graphic-properties draw:fill-color="#ff8080" draw:textarea-horizontal-align="justify" draw:textarea-vertical-align="middle" draw:auto-grow-height="false" fo:min-height="2.036cm" fo:min-width="6.549cm"/>
    </style:style>
    <style:style style:name="gr26" style:family="graphic" style:parent-style-name="standard" style:list-style-name="L1">
      <style:graphic-properties draw:fill-color="#e6e6ff" draw:textarea-horizontal-align="justify" draw:textarea-vertical-align="middle" draw:auto-grow-height="false" fo:min-height="1.338cm" fo:min-width="1.438cm"/>
    </style:style>
    <style:style style:name="gr27" style:family="graphic" style:parent-style-name="standard">
      <style:graphic-properties draw:fill-color="#99cc99" draw:textarea-horizontal-align="justify" draw:textarea-vertical-align="middle" draw:auto-grow-height="false" fo:min-height="0.737cm" fo:min-width="3.281cm"/>
    </style:style>
    <style:style style:name="gr28" style:family="graphic" style:parent-style-name="standard" style:list-style-name="L1">
      <style:graphic-properties draw:fill-color="#e6e6ff" draw:textarea-horizontal-align="justify" draw:textarea-vertical-align="middle" draw:auto-grow-height="false" fo:min-height="1.402cm" fo:min-width="1.438cm"/>
    </style:style>
    <style:style style:name="gr29" style:family="graphic" style:parent-style-name="standard" style:list-style-name="L1">
      <style:graphic-properties draw:fill-color="#e6e6ff" draw:textarea-horizontal-align="justify" draw:textarea-vertical-align="middle" draw:auto-grow-height="false" fo:min-height="1.211cm" fo:min-width="1.438cm"/>
    </style:style>
    <style:style style:name="gr30" style:family="graphic" style:parent-style-name="standard" style:list-style-name="L1">
      <style:graphic-properties draw:fill-color="#e6e6ff" draw:textarea-horizontal-align="justify" draw:textarea-vertical-align="middle" draw:auto-grow-height="false" fo:min-height="1.37cm" fo:min-width="1.374cm"/>
    </style:style>
    <style:style style:name="gr31" style:family="graphic" style:parent-style-name="standard">
      <style:graphic-properties draw:fill-color="#99cc99" draw:textarea-horizontal-align="justify" draw:textarea-vertical-align="middle" draw:auto-grow-height="false" fo:min-height="0.826cm" fo:min-width="3.567cm"/>
    </style:style>
    <style:style style:name="gr32" style:family="graphic" style:parent-style-name="standard">
      <style:graphic-properties draw:fill-color="#99cc99" draw:textarea-horizontal-align="justify" draw:textarea-vertical-align="middle" draw:auto-grow-height="false" fo:min-height="1.02cm" fo:min-width="5.088cm"/>
    </style:style>
    <style:style style:name="gr33" style:family="graphic" style:parent-style-name="standard">
      <style:graphic-properties draw:fill-color="#99cc99" draw:textarea-horizontal-align="justify" draw:textarea-vertical-align="middle" draw:auto-grow-height="false" fo:min-height="1.274cm" fo:min-width="5.088cm"/>
    </style:style>
    <style:style style:name="gr34" style:family="graphic" style:parent-style-name="standard">
      <style:graphic-properties draw:fill-color="#99cc99" draw:textarea-horizontal-align="justify" draw:textarea-vertical-align="middle" draw:auto-grow-height="false" fo:min-height="1.528cm" fo:min-width="5.088cm"/>
    </style:style>
    <style:style style:name="gr35" style:family="graphic" style:parent-style-name="standard" style:list-style-name="L1">
      <style:graphic-properties draw:fill-color="#e6e6ff" draw:textarea-horizontal-align="justify" draw:textarea-vertical-align="middle" draw:auto-grow-height="false" fo:min-height="1.274cm" fo:min-width="1.723cm"/>
    </style:style>
    <style:style style:name="gr36" style:family="graphic" style:parent-style-name="standard" style:list-style-name="L1">
      <style:graphic-properties draw:fill-color="#e6e6ff" draw:textarea-horizontal-align="justify" draw:textarea-vertical-align="middle" draw:auto-grow-height="false" fo:min-height="1.402cm" fo:min-width="1.723cm"/>
    </style:style>
    <style:style style:name="gr37" style:family="graphic" style:parent-style-name="standard" style:list-style-name="L1">
      <style:graphic-properties draw:fill-color="#e6e6ff" draw:textarea-horizontal-align="justify" draw:textarea-vertical-align="middle" draw:auto-grow-height="false" fo:min-height="1.528cm" fo:min-width="1.723cm"/>
    </style:style>
    <style:style style:name="gr38" style:family="graphic" style:parent-style-name="standard" style:list-style-name="L1">
      <style:graphic-properties draw:fill-color="#e6e6ff" draw:textarea-horizontal-align="justify" draw:textarea-vertical-align="middle" draw:auto-grow-height="false" fo:min-height="1.465cm" fo:min-width="1.723cm"/>
    </style:style>
    <style:style style:name="gr39" style:family="graphic" style:parent-style-name="standard">
      <style:graphic-properties draw:fill-color="#66cc99" draw:textarea-horizontal-align="justify" draw:textarea-vertical-align="middle" draw:auto-grow-height="false" fo:min-height="1.655cm" fo:min-width="6.104cm"/>
    </style:style>
    <style:style style:name="gr40" style:family="graphic" style:parent-style-name="objectwithoutfill">
      <style:graphic-properties draw:marker-end="Arrow" draw:marker-end-width="0.3cm" draw:fill="solid" draw:fill-color="#ff8080" draw:textarea-vertical-align="middle"/>
    </style:style>
    <style:style style:name="gr41" style:family="graphic" style:parent-style-name="standard">
      <style:graphic-properties draw:stroke="none" svg:stroke-color="#000000" draw:fill="none" draw:fill-color="#ffffff" fo:min-height="0.552cm"/>
    </style:style>
    <style:style style:name="gr42" style:family="graphic" style:parent-style-name="standard">
      <style:graphic-properties draw:stroke="none" svg:stroke-color="#000000" draw:fill="none" draw:fill-color="#ffffff" fo:min-height="0.712cm"/>
    </style:style>
    <style:style style:name="gr43" style:family="graphic" style:parent-style-name="standard">
      <style:graphic-properties draw:stroke="none" svg:stroke-color="#000000" draw:fill="none" draw:fill-color="#ffffff" fo:min-height="0.766cm"/>
    </style:style>
    <style:style style:name="gr44" style:family="graphic" style:parent-style-name="standard">
      <style:graphic-properties draw:fill-color="#99cc99" draw:textarea-horizontal-align="justify" draw:textarea-vertical-align="middle" draw:auto-grow-height="false" fo:min-height="1.095cm" fo:min-width="4.082cm"/>
    </style:style>
    <style:style style:name="gr45" style:family="graphic" style:parent-style-name="standard">
      <style:graphic-properties draw:fill-color="#99cc99" draw:textarea-horizontal-align="justify" draw:textarea-vertical-align="middle" draw:auto-grow-height="false" fo:min-height="1.147cm" fo:min-width="5.469cm"/>
    </style:style>
    <style:style style:name="gr46" style:family="graphic" style:parent-style-name="standard">
      <style:graphic-properties draw:fill-color="#99cc99" draw:textarea-horizontal-align="justify" draw:textarea-vertical-align="middle" draw:auto-grow-height="false" fo:min-height="1.133cm" fo:min-width="5.469cm"/>
    </style:style>
    <style:style style:name="gr47" style:family="graphic" style:parent-style-name="standard" style:list-style-name="L1">
      <style:graphic-properties draw:fill-color="#e6e6ff" draw:textarea-horizontal-align="justify" draw:textarea-vertical-align="middle" draw:auto-grow-height="false" fo:min-height="1.655cm" fo:min-width="18.042cm"/>
    </style:style>
    <style:style style:name="gr48" style:family="graphic" style:parent-style-name="standard">
      <style:graphic-properties draw:fill-color="#99cc99" draw:textarea-horizontal-align="justify" draw:textarea-vertical-align="middle" draw:auto-grow-height="false" fo:min-height="1.401cm" fo:min-width="5.088cm"/>
    </style:style>
    <style:style style:name="gr49" style:family="graphic" style:parent-style-name="standard" style:list-style-name="L1">
      <style:graphic-properties draw:fill-color="#e6e6ff" draw:textarea-horizontal-align="justify" draw:textarea-vertical-align="middle" draw:auto-grow-height="false" fo:min-height="1.147cm" fo:min-width="5.088cm"/>
    </style:style>
    <style:style style:name="gr50" style:family="graphic" style:parent-style-name="standard">
      <style:graphic-properties draw:stroke="solid" svg:stroke-width="0.1cm" svg:stroke-color="#3333ff" draw:marker-start-width="0.5cm" draw:marker-end-width="0.5cm" draw:fill="none" draw:fill-color="#ffffff" draw:textarea-vertical-align="middle" fo:min-height="4.195cm" fo:padding-top="0.175cm" fo:padding-bottom="0.175cm" fo:padding-left="0.3cm" fo:padding-right="0.3cm"/>
    </style:style>
    <style:style style:name="gr51" style:family="graphic" style:parent-style-name="standard">
      <style:graphic-properties draw:fill-color="#ffffcc" draw:textarea-horizontal-align="justify" draw:textarea-vertical-align="middle" draw:auto-grow-height="false" fo:min-height="0.557cm" fo:min-width="2.135cm"/>
    </style:style>
    <style:style style:name="gr52" style:family="graphic" style:parent-style-name="standard">
      <style:graphic-properties draw:fill-color="#99cc99" draw:textarea-horizontal-align="justify" draw:textarea-vertical-align="middle" draw:auto-grow-height="false" fo:min-height="1.655cm" fo:min-width="5.977cm"/>
    </style:style>
    <style:style style:name="gr53" style:family="graphic" style:parent-style-name="standard">
      <style:graphic-properties draw:fill-color="#e6e6ff" draw:textarea-horizontal-align="justify" draw:textarea-vertical-align="middle" draw:auto-grow-height="false" fo:min-height="2.227cm" fo:min-width="2.612cm"/>
    </style:style>
    <style:style style:name="gr54" style:family="graphic" style:parent-style-name="standard">
      <style:graphic-properties draw:fill-color="#99cc99" draw:textarea-horizontal-align="justify" draw:textarea-vertical-align="middle" draw:auto-grow-height="false" fo:min-height="2.036cm" fo:min-width="6.866cm"/>
    </style:style>
    <style:style style:name="gr55" style:family="graphic" style:parent-style-name="standard">
      <style:graphic-properties draw:fill-color="#e6e6ff" draw:textarea-horizontal-align="justify" draw:textarea-vertical-align="middle" draw:auto-grow-height="false" fo:min-height="2.481cm" fo:min-width="3.056cm"/>
    </style:style>
    <style:style style:name="gr56" style:family="graphic" style:parent-style-name="standard">
      <style:graphic-properties draw:fill-color="#99cc99" draw:textarea-horizontal-align="justify" draw:textarea-vertical-align="middle" draw:auto-grow-height="false" fo:min-height="1.782cm" fo:min-width="5.977cm"/>
    </style:style>
    <style:style style:name="gr57" style:family="graphic" style:parent-style-name="standard">
      <style:graphic-properties draw:stroke="none" svg:stroke-color="#000000" draw:fill="none" draw:fill-color="#ffffff" fo:min-height="0.556cm"/>
    </style:style>
    <style:style style:name="gr58" style:family="graphic" style:parent-style-name="standard">
      <style:graphic-properties draw:stroke="none" svg:stroke-color="#000000" draw:fill="none" draw:fill-color="#ffffff" fo:min-height="0.639cm"/>
    </style:style>
    <style:style style:name="gr59" style:family="graphic" style:parent-style-name="standard">
      <style:graphic-properties draw:fill-color="#e6e6ff" draw:textarea-horizontal-align="justify" draw:textarea-vertical-align="middle" draw:auto-grow-height="false" fo:min-height="1.782cm" fo:min-width="2.04cm"/>
    </style:style>
    <style:style style:name="gr60" style:family="graphic" style:parent-style-name="standard">
      <style:graphic-properties draw:fill-color="#99cc99" draw:textarea-horizontal-align="justify" draw:textarea-vertical-align="middle" draw:auto-grow-height="false" fo:min-height="2.163cm" fo:min-width="5.977cm"/>
    </style:style>
    <style:style style:name="gr61" style:family="graphic" style:parent-style-name="standard">
      <style:graphic-properties draw:fill-color="#99cc99" draw:textarea-horizontal-align="justify" draw:textarea-vertical-align="middle" draw:auto-grow-height="false" fo:min-height="1.655cm" fo:min-width="4.961cm"/>
    </style:style>
    <style:style style:name="gr62" style:family="graphic" style:parent-style-name="standard">
      <style:graphic-properties draw:fill-color="#99cc99" draw:textarea-horizontal-align="justify" draw:textarea-vertical-align="middle" draw:auto-grow-height="false" fo:min-height="2.163cm" fo:min-width="4.961cm"/>
    </style:style>
    <style:style style:name="gr63" style:family="graphic" style:parent-style-name="standard">
      <style:graphic-properties draw:stroke="solid" svg:stroke-width="0.1cm" svg:stroke-color="#00cc33" draw:marker-start-width="0.5cm" draw:marker-end-width="0.5cm" draw:fill="none" draw:fill-color="#ffffff" draw:textarea-vertical-align="middle" fo:min-height="4.195cm" fo:padding-top="0.175cm" fo:padding-bottom="0.175cm" fo:padding-left="0.3cm" fo:padding-right="0.3cm"/>
    </style:style>
    <style:style style:name="gr64" style:family="graphic" style:parent-style-name="standard">
      <style:graphic-properties draw:fill-color="#e6e6ff" draw:textarea-horizontal-align="justify" draw:textarea-vertical-align="middle" draw:auto-grow-height="false" fo:min-height="2.036cm" fo:min-width="2.231cm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729fcf" draw:opacity="50%"/>
      <style:paragraph-properties fo:text-align="start"/>
      <style:text-properties style:font-name="Liberation Serif"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loext:graphic-properties draw:fill-color="#ffffcc"/>
      <style:paragraph-properties fo:text-align="center"/>
      <style:text-properties fo:font-size="14pt"/>
    </style:style>
    <style:style style:name="P5" style:family="paragraph">
      <loext:graphic-properties draw:fill-color="#ffffcc"/>
      <style:paragraph-properties fo:text-align="center"/>
      <style:text-properties style:font-name="Liberation Sans" fo:font-size="14pt" style:letter-kerning="true" style:font-name-asian="MS PGothic" style:font-size-asian="18pt" style:font-name-complex="Mangal" style:font-size-complex="18pt"/>
    </style:style>
    <style:style style:name="P6" style:family="paragraph">
      <loext:graphic-properties draw:fill="none"/>
      <style:paragraph-properties fo:text-align="center"/>
      <style:text-properties fo:font-size="14pt"/>
    </style:style>
    <style:style style:name="P7" style:family="paragraph">
      <style:paragraph-properties fo:text-align="center"/>
      <style:text-properties fo:font-size="14pt"/>
    </style:style>
    <style:style style:name="P8" style:family="paragraph">
      <loext:graphic-properties draw:fill-color="#99cc99"/>
      <style:paragraph-properties fo:text-align="center"/>
      <style:text-properties fo:font-size="14pt"/>
    </style:style>
    <style:style style:name="P9" style:family="paragraph">
      <loext:graphic-properties draw:fill-color="#e6e6ff"/>
      <style:paragraph-properties fo:text-align="center"/>
      <style:text-properties fo:font-size="14pt"/>
    </style:style>
    <style:style style:name="P10" style:family="paragraph">
      <loext:graphic-properties draw:fill-color="#99cc66"/>
      <style:paragraph-properties fo:text-align="center"/>
      <style:text-properties fo:font-size="14pt"/>
    </style:style>
    <style:style style:name="P11" style:family="paragraph">
      <loext:graphic-properties draw:fill-color="#ff8080"/>
      <style:paragraph-properties fo:text-align="center"/>
      <style:text-properties fo:font-size="14pt"/>
    </style:style>
    <style:style style:name="P12" style:family="paragraph">
      <loext:graphic-properties draw:fill-color="#e6e6ff"/>
      <style:paragraph-properties fo:text-align="center"/>
      <style:text-properties style:font-name="Liberation Sans" fo:font-size="14pt" style:letter-kerning="true" style:font-name-asian="MS PGothic" style:font-size-asian="18pt" style:font-name-complex="Mangal" style:font-size-complex="18pt"/>
    </style:style>
    <style:style style:name="P13" style:family="paragraph">
      <loext:graphic-properties draw:fill="none"/>
      <style:paragraph-properties fo:text-align="center"/>
      <style:text-properties style:text-position="0% 100%" fo:font-size="14pt" style:font-size-asian="18pt" style:font-size-complex="18pt"/>
    </style:style>
    <style:style style:name="P14" style:family="paragraph">
      <loext:graphic-properties draw:fill-color="#66cc99"/>
      <style:paragraph-properties fo:text-align="center"/>
      <style:text-properties fo:font-size="14pt"/>
    </style:style>
    <style:style style:name="P15" style:family="paragraph">
      <loext:graphic-properties draw:fill="solid" draw:fill-color="#ff8080"/>
      <style:paragraph-properties fo:text-align="center"/>
      <style:text-properties fo:font-size="14pt"/>
    </style:style>
    <style:style style:name="P16" style:family="paragraph">
      <loext:graphic-properties draw:fill="none" draw:fill-color="#ffffff"/>
      <style:text-properties fo:font-size="14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  <style:paragraph-properties fo:text-align="center"/>
      <style:text-properties fo:font-size="36pt" style:font-size-asian="36pt" style:font-size-complex="36pt"/>
    </style:style>
    <style:style style:name="P19" style:family="paragraph">
      <loext:graphic-properties draw:fill-color="#ffffcc"/>
      <style:paragraph-properties fo:text-align="center"/>
      <style:text-properties fo:font-size="14pt" style:font-size-asian="18pt" style:font-size-complex="18pt"/>
    </style:style>
    <style:style style:name="P20" style:family="paragraph">
      <loext:graphic-properties draw:fill-color="#99cc99"/>
      <style:paragraph-properties fo:text-align="center"/>
      <style:text-properties fo:font-size="14pt" style:font-size-asian="18pt" style:font-size-complex="18pt"/>
    </style:style>
    <style:style style:name="P21" style:family="paragraph">
      <loext:graphic-properties draw:fill-color="#e6e6ff"/>
      <style:paragraph-properties fo:text-align="center"/>
      <style:text-properties fo:font-size="14pt" style:font-size-asian="18pt" style:font-size-complex="18pt"/>
    </style:style>
    <style:style style:name="P22" style:family="paragraph">
      <loext:graphic-properties draw:fill="none"/>
      <style:paragraph-properties fo:text-align="center"/>
      <style:text-properties fo:font-size="14pt" style:font-size-asian="18pt" style:font-size-complex="18pt"/>
    </style:style>
    <style:style style:name="P23" style:family="paragraph">
      <loext:graphic-properties draw:fill="none" draw:fill-color="#ffffff"/>
      <style:text-properties fo:font-size="14pt" style:font-size-asian="14pt" style:font-size-complex="14pt"/>
    </style:style>
    <style:style style:name="P24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25" style:family="paragraph">
      <loext:graphic-properties draw:fill="none" draw:fill-color="#ffffff"/>
      <style:paragraph-properties fo:text-align="center"/>
      <style:text-properties style:font-name="Liberation Sans1" fo:font-size="36pt" style:font-size-asian="36pt" style:font-size-complex="36pt"/>
    </style:style>
    <style:style style:name="T1" style:family="text">
      <style:text-properties style:font-name="Liberation Serif" fo:font-size="14pt" style:font-size-asian="14pt" style:font-size-complex="14pt"/>
    </style:style>
    <style:style style:name="T2" style:family="text">
      <style:text-properties fo:font-size="14pt"/>
    </style:style>
    <style:style style:name="T3" style:family="text">
      <style:text-properties style:font-name="Liberation Sans" fo:font-size="14pt" style:letter-kerning="true" style:font-name-asian="MS PGothic" style:font-size-asian="18pt" style:font-name-complex="Mangal" style:font-size-complex="18pt"/>
    </style:style>
    <style:style style:name="T4" style:family="text">
      <style:text-properties style:font-name="Liberation Sans1" fo:font-size="14pt" style:font-size-asian="18pt" style:font-size-complex="18pt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position="super 58%" fo:font-size="14pt"/>
    </style:style>
    <style:style style:name="T7" style:family="text">
      <style:text-properties style:text-position="0% 100%" fo:font-size="14pt" style:font-size-asian="18pt" style:font-size-complex="18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font-size="14pt" style:font-size-asian="18pt" style:font-size-complex="18pt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style:font-name-asian="Consolas1" style:font-size-asian="36pt" style:font-style-asian="normal" style:font-weight-asian="normal" style:font-name-complex="Consola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Liberation Sans1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7.78cm" svg:height="4.699cm" svg:x="54.07cm" svg:y="10.406cm">
          <text:p text:style-name="P1"><text:span text:style-name="T1">Actions:</text:span></text:p>
          <text:p text:style-name="P1"><text:span text:style-name="T1">1) Receive serial data from USART1 and store it into an RX buffer</text:span></text:p>
          <text:p text:style-name="P1"><text:span text:style-name="T1">2) Display contents of RX buffer on the LED indicator</text:span></text:p>
          <text:p text:style-name="P1"><text:span text:style-name="T1">3) Display last received byte on the LED indicator</text:span></text:p>
          <text:p text:style-name="P1"><text:span text:style-name="T1">4) Trigger a certain event (p.5) if control sequence was received</text:span></text:p>
          <text:p text:style-name="P1"><text:span text:style-name="T1">5) Send a certain amount of data in USART1, using TX buffer with overflow flag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" draw:id="id1" draw:layer="layout" svg:width="3.302cm" svg:height="1.016cm" svg:x="22.383cm" svg:y="12.057cm">
          <text:p text:style-name="P3"><text:span text:style-name="T2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5" xml:id="id2" draw:id="id2" draw:layer="layout" svg:width="3.873cm" svg:height="1.905cm" svg:x="22.098cm" svg:y="14.216cm">
          <text:p text:style-name="P3"><text:span text:style-name="T3">Initializa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6" draw:layer="layout" draw:type="line" svg:x1="24.034cm" svg:y1="13.073cm" svg:x2="24.035cm" svg:y2="14.216cm" draw:start-shape="id1" draw:start-glue-point="6" draw:end-shape="id2" draw:end-glue-point="4" svg:d="M24034 13073l1 1143" svg:viewBox="0 0 2 1144">
          <text:p/>
        </draw:connector>
        <draw:custom-shape draw:style-name="gr5" draw:text-style-name="P5" xml:id="id3" draw:id="id3" draw:layer="layout" svg:width="4.699cm" svg:height="1.905cm" svg:x="21.685cm" svg:y="17.518cm">
          <text:p text:style-name="P3"><text:span text:style-name="T3">X ← start address</text:span><text:span text:style-name="T3"><text:line-break/></text:span><text:span text:style-name="T3">of RX buff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6" draw:layer="layout" draw:type="line" svg:x1="24.035cm" svg:y1="16.121cm" svg:x2="24.035cm" svg:y2="17.518cm" draw:start-shape="id2" draw:start-glue-point="6" draw:end-shape="id3" draw:end-glue-point="4" svg:d="M24035 16121v1397" svg:viewBox="0 0 1 1398">
          <text:p/>
        </draw:connector>
        <draw:custom-shape draw:style-name="gr6" draw:text-style-name="P7" xml:id="id5" draw:id="id5" draw:layer="layout" svg:width="5.524cm" svg:height="4.064cm" svg:x="21.272cm" svg:y="26.059cm">
          <text:p text:style-name="P3"><text:span text:style-name="T2">'RX Complete'</text:span><text:span text:style-name="T2"><text:line-break/></text:span><text:span text:style-name="T2">int. was executed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6" draw:layer="layout" draw:type="line" svg:x1="24.035cm" svg:y1="19.423cm" svg:x2="24.035cm" svg:y2="22.09cm" draw:start-shape="id3" draw:start-glue-point="6" draw:end-shape="id4" draw:end-glue-point="4" svg:d="M24035 19423v2667" svg:viewBox="0 0 1 2668">
          <text:p/>
        </draw:connector>
        <draw:custom-shape draw:style-name="gr7" draw:text-style-name="P8" xml:id="id6" draw:id="id6" draw:layer="layout" svg:width="6.223cm" svg:height="1.651cm" svg:x="20.923cm" svg:y="32.123cm">
          <text:p text:style-name="P3"><text:span text:style-name="T2">Clear corresponding fla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6" draw:layer="layout" draw:type="line" svg:x1="24.034cm" svg:y1="30.123cm" svg:x2="24.035cm" svg:y2="32.123cm" draw:start-shape="id5" draw:start-glue-point="6" draw:end-shape="id6" draw:end-glue-point="4" svg:d="M24034 30123l1 2000" svg:viewBox="0 0 2 2001">
          <text:p text:style-name="P3"><text:span text:style-name="T2"><text:tab/></text:span><text:span text:style-name="T2">Yes</text:span></text:p>
        </draw:connector>
        <draw:custom-shape draw:style-name="gr9" draw:text-style-name="P9" xml:id="id7" draw:id="id7" draw:layer="layout" svg:width="6.731cm" svg:height="5.334cm" svg:x="20.669cm" svg:y="35.044cm">
          <text:p text:style-name="P3"><text:span text:style-name="T2">3 last received bytes</text:span><text:span text:style-name="T2"><text:line-break/></text:span><text:span text:style-name="T2">==</text:span><text:span text:style-name="T2"><text:line-break/></text:span><text:span text:style-name="T2">control sequenc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6" draw:layer="layout" draw:type="line" svg:x1="24.035cm" svg:y1="33.774cm" svg:x2="24.035cm" svg:y2="35.044cm" draw:start-shape="id6" draw:start-glue-point="6" draw:end-shape="id7" draw:end-glue-point="4" svg:d="M24035 33774v1270" svg:viewBox="0 0 1 1271">
          <text:p/>
        </draw:connector>
        <draw:custom-shape draw:style-name="gr10" draw:text-style-name="P8" xml:id="id8" draw:id="id8" draw:layer="layout" svg:width="4.953cm" svg:height="1.778cm" svg:x="21.558cm" svg:y="42.283cm">
          <text:p text:style-name="P3"><text:span text:style-name="T2">Set 'transmit' fla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6" draw:layer="layout" draw:type="line" svg:x1="24.035cm" svg:y1="40.378cm" svg:x2="24.035cm" svg:y2="42.283cm" draw:start-shape="id7" draw:start-glue-point="6" draw:end-shape="id8" draw:end-glue-point="4" svg:d="M24035 40378v1905" svg:viewBox="0 0 1 1906">
          <text:p text:style-name="P3"><text:span text:style-name="T2"><text:tab/></text:span><text:span text:style-name="T2">Yes</text:span></text:p>
        </draw:connector>
        <draw:custom-shape draw:style-name="gr11" draw:text-style-name="P7" xml:id="id9" draw:id="id9" draw:layer="layout" svg:width="4.889cm" svg:height="4.127cm" svg:x="33.63cm" svg:y="26.028cm">
          <text:p text:style-name="P3"><text:span text:style-name="T2">'Transmit' flag </text:span><text:span text:style-name="T2"><text:line-break/></text:span><text:span text:style-name="T2">is se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6" draw:layer="layout" draw:line-skew="1.022cm 0cm -1.657cm" svg:x1="24.035cm" svg:y1="44.061cm" svg:x2="36.075cm" svg:y2="26.028cm" draw:start-shape="id8" draw:start-glue-point="6" draw:end-shape="id9" draw:end-glue-point="4" svg:d="M24035 44061v1524h6035v-21716h6005v2159" svg:viewBox="0 0 12041 21717">
          <text:p/>
        </draw:connector>
        <draw:connector draw:style-name="gr8" draw:text-style-name="P6" draw:layer="layout" draw:type="line" svg:x1="27.4cm" svg:y1="37.711cm" svg:x2="30.06cm" svg:y2="37.735cm" draw:start-shape="id7" draw:start-glue-point="7" svg:d="M27400 37711l2660 24" svg:viewBox="0 0 2661 25">
          <text:p text:style-name="P3"><text:span text:style-name="T2"><text:line-break/></text:span><text:span text:style-name="T2">No</text:span></text:p>
        </draw:connector>
        <draw:connector draw:style-name="gr8" draw:text-style-name="P6" draw:layer="layout" draw:type="line" svg:x1="26.796cm" svg:y1="28.091cm" svg:x2="30.101cm" svg:y2="28.069cm" draw:start-shape="id5" draw:start-glue-point="7" svg:d="M26796 28091l3305-22" svg:viewBox="0 0 3306 23">
          <text:p text:style-name="P3"><text:span text:style-name="T2"><text:line-break/></text:span><text:span text:style-name="T2">No</text:span></text:p>
        </draw:connector>
        <draw:custom-shape draw:style-name="gr12" draw:text-style-name="P9" xml:id="id10" draw:id="id10" draw:layer="layout" svg:width="5.27cm" svg:height="3.937cm" svg:x="33.439cm" svg:y="31.488cm">
          <text:p text:style-name="P3"><text:span text:style-name="T2">TX buffer </text:span><text:span text:style-name="T2"><text:line-break/></text:span><text:span text:style-name="T2">overflowed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8" draw:text-style-name="P6" draw:layer="layout" draw:type="line" svg:x1="36.075cm" svg:y1="30.155cm" svg:x2="36.074cm" svg:y2="31.488cm" draw:start-shape="id9" draw:start-glue-point="6" draw:end-shape="id10" draw:end-glue-point="4" svg:d="M36075 30155l-1 1333" svg:viewBox="0 0 2 1334">
          <text:p text:style-name="P3"><text:span text:style-name="T2"><text:tab/></text:span><text:span text:style-name="T2">Yes</text:span></text:p>
        </draw:connector>
        <draw:connector draw:style-name="gr8" draw:text-style-name="P6" draw:layer="layout" draw:type="line" svg:x1="36.074cm" svg:y1="35.425cm" svg:x2="36.074cm" svg:y2="37.203cm" draw:start-shape="id10" draw:start-glue-point="6" draw:end-shape="id11" draw:end-glue-point="4" svg:d="M36074 35425v1778" svg:viewBox="0 0 1 1779">
          <text:p text:style-name="P3"><text:span text:style-name="T2"><text:tab/></text:span><text:span text:style-name="T2">No</text:span></text:p>
        </draw:connector>
        <draw:custom-shape draw:style-name="gr13" draw:text-style-name="P10" xml:id="id12" draw:id="id12" draw:layer="layout" svg:width="9.017cm" svg:height="3.175cm" svg:x="31.566cm" svg:y="41.013cm">
          <text:p text:style-name="P3"><text:span text:style-name="T2">Ca</text:span><text:span text:style-name="T4">ll '</text:span><text:span text:style-name="T5">storeR10ToTXBuffer'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4" draw:text-style-name="P8" xml:id="id11" draw:id="id11" draw:layer="layout" svg:width="6.858cm" svg:height="2.159cm" svg:x="32.645cm" svg:y="37.203cm">
          <text:p text:style-name="P3"><text:span text:style-name="T2">Extract n'th byte from flash</text:span><text:span text:style-name="T2"><text:line-break/></text:span><text:span text:style-name="T2">and put it into R1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6" draw:layer="layout" draw:type="line" svg:x1="36.074cm" svg:y1="39.362cm" svg:x2="36.074cm" svg:y2="41.013cm" draw:start-shape="id11" draw:start-glue-point="6" draw:end-shape="id12" draw:end-glue-point="0" svg:d="M36074 39362v1651" svg:viewBox="0 0 1 1652">
          <text:p/>
        </draw:connector>
        <draw:custom-shape draw:style-name="gr15" draw:text-style-name="P8" xml:id="id13" draw:id="id13" draw:layer="layout" svg:width="6.35cm" svg:height="1.778cm" svg:x="32.899cm" svg:y="45.966cm">
          <text:p text:style-name="P3"><text:span text:style-name="T2">Enable 'UDR Empty' int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8" xml:id="id14" draw:id="id14" draw:layer="layout" svg:width="2.794cm" svg:height="1.651cm" svg:x="34.677cm" svg:y="49.141cm">
          <text:p text:style-name="P3"><text:span text:style-name="T2">n++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6" draw:layer="layout" draw:type="line" svg:x1="36.074cm" svg:y1="44.188cm" svg:x2="36.074cm" svg:y2="45.966cm" draw:start-shape="id12" draw:start-glue-point="2" draw:end-shape="id13" draw:end-glue-point="4" svg:d="M36074 44188v1778" svg:viewBox="0 0 1 1779">
          <text:p/>
        </draw:connector>
        <draw:connector draw:style-name="gr4" draw:text-style-name="P6" draw:layer="layout" draw:type="line" svg:x1="36.074cm" svg:y1="47.744cm" svg:x2="36.074cm" svg:y2="49.141cm" draw:start-shape="id13" draw:start-glue-point="6" draw:end-shape="id14" draw:end-glue-point="4" svg:d="M36074 47744v1397" svg:viewBox="0 0 1 1398">
          <text:p/>
        </draw:connector>
        <draw:custom-shape draw:style-name="gr17" draw:text-style-name="P9" xml:id="id15" draw:id="id15" draw:layer="layout" svg:width="5.651cm" svg:height="3.937cm" svg:x="33.249cm" svg:y="52.824cm">
          <text:p text:style-name="P3"><text:span text:style-name="T2">n == lenght of </text:span><text:span text:style-name="T2"><text:line-break/></text:span><text:span text:style-name="T2">stored data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6" draw:layer="layout" draw:type="line" svg:x1="36.074cm" svg:y1="50.792cm" svg:x2="36.075cm" svg:y2="52.824cm" draw:start-shape="id14" draw:start-glue-point="6" draw:end-shape="id15" draw:end-glue-point="4" svg:d="M36074 50792l1 2032" svg:viewBox="0 0 2 2033">
          <text:p/>
        </draw:connector>
        <draw:custom-shape draw:style-name="gr18" draw:text-style-name="P8" xml:id="id16" draw:id="id16" draw:layer="layout" svg:width="3.302cm" svg:height="1.778cm" svg:x="34.423cm" svg:y="58.539cm">
          <text:p text:style-name="P3"><text:span text:style-name="T2">n := 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6" draw:layer="layout" draw:type="line" svg:x1="36.075cm" svg:y1="56.761cm" svg:x2="36.074cm" svg:y2="58.539cm" draw:start-shape="id15" draw:start-glue-point="6" draw:end-shape="id16" draw:end-glue-point="4" svg:d="M36075 56761l-1 1778" svg:viewBox="0 0 2 1779">
          <text:p text:style-name="P3"><text:span text:style-name="T2"><text:tab/></text:span><text:span text:style-name="T2">Yes</text:span></text:p>
        </draw:connector>
        <draw:custom-shape draw:style-name="gr19" draw:text-style-name="P8" xml:id="id17" draw:id="id17" draw:layer="layout" svg:width="5.461cm" svg:height="2.032cm" svg:x="33.344cm" svg:y="61.714cm">
          <text:p text:style-name="P3"><text:span text:style-name="T2">Clear 'transmit' fla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6" draw:layer="layout" draw:type="line" svg:x1="36.074cm" svg:y1="60.317cm" svg:x2="36.075cm" svg:y2="61.714cm" draw:start-shape="id16" draw:start-glue-point="6" draw:end-shape="id17" draw:end-glue-point="4" svg:d="M36074 60317l1 1397" svg:viewBox="0 0 2 1398">
          <text:p/>
        </draw:connector>
        <draw:custom-shape draw:style-name="gr20" draw:text-style-name="P7" xml:id="id18" draw:id="id18" draw:layer="layout" svg:width="5.588cm" svg:height="4.381cm" svg:x="47.993cm" svg:y="25.901cm">
          <text:p text:style-name="P3"><text:span text:style-name="T2">'Time to refresh' </text:span><text:span text:style-name="T2"><text:line-break/></text:span><text:span text:style-name="T2">flag is se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6" draw:layer="layout" draw:line-skew="1.023cm 0cm -1.403cm" svg:x1="36.075cm" svg:y1="63.746cm" svg:x2="50.787cm" svg:y2="25.901cm" draw:start-shape="id17" draw:start-glue-point="6" draw:end-shape="id18" draw:end-glue-point="4" svg:d="M36075 63746v1525h7324v-41275h7388v1905" svg:viewBox="0 0 14713 41276">
          <text:p/>
        </draw:connector>
        <draw:connector draw:style-name="gr8" draw:text-style-name="P6" draw:layer="layout" draw:type="line" svg:x1="38.9cm" svg:y1="54.793cm" svg:x2="43.371cm" svg:y2="54.79cm" draw:start-shape="id15" draw:start-glue-point="7" svg:d="M38900 54793l4471-3" svg:viewBox="0 0 4472 4">
          <text:p text:style-name="P3"><text:span text:style-name="T2"><text:line-break/></text:span><text:span text:style-name="T2">No</text:span></text:p>
        </draw:connector>
        <draw:connector draw:style-name="gr8" draw:text-style-name="P6" draw:layer="layout" draw:type="line" svg:x1="38.709cm" svg:y1="33.457cm" svg:x2="43.411cm" svg:y2="33.42cm" draw:start-shape="id10" draw:start-glue-point="7" svg:d="M38709 33457l4702-37" svg:viewBox="0 0 4703 38">
          <text:p text:style-name="P3"><text:span text:style-name="T2"><text:line-break/></text:span><text:span text:style-name="T2">Yes</text:span></text:p>
        </draw:connector>
        <draw:connector draw:style-name="gr8" draw:text-style-name="P6" draw:layer="layout" draw:type="line" svg:x1="38.519cm" svg:y1="28.092cm" svg:x2="43.371cm" svg:y2="28.089cm" draw:start-shape="id9" draw:start-glue-point="7" svg:d="M38519 28092l4852-3" svg:viewBox="0 0 4853 4">
          <text:p text:style-name="P3"><text:span text:style-name="T2"><text:line-break/></text:span><text:span text:style-name="T2">No</text:span></text:p>
        </draw:connector>
        <draw:custom-shape draw:style-name="gr21" draw:text-style-name="P8" xml:id="id20" draw:id="id20" draw:layer="layout" svg:width="7.684cm" svg:height="2.159cm" svg:x="46.945cm" svg:y="35.679cm">
          <text:p text:style-name="P3"><text:span text:style-name="T2">Digit(1, 2) to display ← </text:span><text:span text:style-name="T2"><text:line-break/></text:span><text:span text:style-name="T2">m'th byte from RX buff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8" xml:id="id19" draw:id="id19" draw:layer="layout" svg:width="7.049cm" svg:height="1.778cm" svg:x="47.263cm" svg:y="32.123cm">
          <text:p text:style-name="P3"><text:span text:style-name="T2">Clear corresponding fla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6" draw:layer="layout" draw:type="line" svg:x1="50.787cm" svg:y1="30.282cm" svg:x2="50.788cm" svg:y2="32.123cm" draw:start-shape="id18" draw:start-glue-point="6" draw:end-shape="id19" draw:end-glue-point="4" svg:d="M50787 30282l1 1841" svg:viewBox="0 0 2 1842">
          <text:p text:style-name="P3"><text:span text:style-name="T2"><text:tab/></text:span><text:span text:style-name="T2">Yes</text:span></text:p>
        </draw:connector>
        <draw:connector draw:style-name="gr4" draw:text-style-name="P6" draw:layer="layout" draw:type="line" svg:x1="50.788cm" svg:y1="33.901cm" svg:x2="50.787cm" svg:y2="35.679cm" draw:start-shape="id19" draw:start-glue-point="6" draw:end-shape="id20" draw:end-glue-point="4" svg:d="M50788 33901l-1 1778" svg:viewBox="0 0 2 1779">
          <text:p/>
        </draw:connector>
        <draw:custom-shape draw:style-name="gr23" draw:text-style-name="P8" xml:id="id21" draw:id="id21" draw:layer="layout" svg:width="7.557cm" svg:height="2.54cm" svg:x="47.009cm" svg:y="39.743cm">
          <text:p text:style-name="P3"><text:span text:style-name="T2">Digit(3, 4) to display ← </text:span><text:span text:style-name="T2"><text:line-break/></text:span><text:span text:style-name="T2">X'th (most recent) byte </text:span><text:span text:style-name="T2"><text:line-break/></text:span><text:span text:style-name="T2">from RX buff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6" draw:layer="layout" draw:type="line" svg:x1="50.787cm" svg:y1="37.838cm" svg:x2="50.788cm" svg:y2="39.743cm" draw:start-shape="id20" draw:start-glue-point="6" draw:end-shape="id21" draw:end-glue-point="4" svg:d="M50787 37838l1 1905" svg:viewBox="0 0 2 1906">
          <text:p/>
        </draw:connector>
        <draw:custom-shape draw:style-name="gr24" draw:text-style-name="P9" xml:id="id22" draw:id="id22" draw:layer="layout" svg:width="6.477cm" svg:height="4.445cm" svg:x="47.549cm" svg:y="44.061cm">
          <text:p text:style-name="P3"><text:span text:style-name="T2">0x00 &lt;=</text:span><text:span text:style-name="T2"><text:line-break/></text:span><text:span text:style-name="T2">Digit(1-4) to display</text:span><text:span text:style-name="T2"><text:line-break/></text:span><text:span text:style-name="T2">&lt;0x10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6" draw:layer="layout" draw:type="line" svg:x1="50.788cm" svg:y1="42.283cm" svg:x2="50.788cm" svg:y2="44.061cm" draw:start-shape="id21" draw:start-glue-point="6" draw:end-shape="id22" draw:end-glue-point="4" svg:d="M50788 42283v1778" svg:viewBox="0 0 1 1779">
          <text:p/>
        </draw:connector>
        <draw:custom-shape draw:style-name="gr25" draw:text-style-name="P11" xml:id="id23" draw:id="id23" draw:layer="layout" svg:width="7.049cm" svg:height="2.286cm" svg:x="47.263cm" svg:y="50.03cm">
          <text:p text:style-name="P3"><text:span text:style-name="T2">Set T flag in SREG</text:span><text:span text:style-name="T2"><text:line-break/></text:span><text:span text:style-name="T2">(an error has occurred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6" draw:layer="layout" draw:type="line" svg:x1="50.788cm" svg:y1="48.506cm" svg:x2="50.788cm" svg:y2="50.03cm" draw:start-shape="id22" draw:start-glue-point="6" draw:end-shape="id23" draw:end-glue-point="4" svg:d="M50788 48506v1524" svg:viewBox="0 0 1 1525">
          <text:p text:style-name="P3"><text:span text:style-name="T2"><text:tab/></text:span><text:span text:style-name="T2">No</text:span></text:p>
        </draw:connector>
        <draw:custom-shape draw:style-name="gr26" draw:text-style-name="P12" xml:id="id24" draw:id="id24" draw:layer="layout" svg:width="3.874cm" svg:height="3.175cm" svg:x="48.85cm" svg:y="54.591cm">
          <text:p text:style-name="P3"><text:span text:style-name="T3">R17 == 0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7" draw:text-style-name="P8" xml:id="id4" draw:id="id4" draw:layer="layout" svg:width="4.191cm" svg:height="1.397cm" svg:x="21.939cm" svg:y="22.09cm">
          <text:p text:style-name="P3"><text:span text:style-name="T2">'Start' label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" draw:text-style-name="P6" draw:layer="layout" draw:type="line" svg:x1="24.035cm" svg:y1="23.487cm" svg:x2="24.034cm" svg:y2="26.059cm" draw:start-shape="id4" draw:start-glue-point="6" draw:end-shape="id5" draw:end-glue-point="4" svg:d="M24035 23487l-1 2572" svg:viewBox="0 0 2 2573">
          <text:p/>
        </draw:connector>
        <draw:custom-shape draw:style-name="gr28" draw:text-style-name="P12" xml:id="id25" draw:id="id25" draw:layer="layout" svg:width="3.874cm" svg:height="3.302cm" svg:x="48.85cm" svg:y="59.174cm">
          <text:p text:style-name="P3"><text:span text:style-name="T3">R17 == 1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9" draw:text-style-name="P12" xml:id="id26" draw:id="id26" draw:layer="layout" svg:width="3.874cm" svg:height="2.921cm" svg:x="48.85cm" svg:y="63.492cm">
          <text:p text:style-name="P3"><text:span text:style-name="T3">R17 == 2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0" draw:text-style-name="P12" xml:id="id27" draw:id="id27" draw:layer="layout" svg:width="3.747cm" svg:height="3.238cm" svg:x="48.914cm" svg:y="68.218cm">
          <text:p text:style-name="P3"><text:span text:style-name="T3">R17 == 3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1" draw:text-style-name="P8" xml:id="id28" draw:id="id28" draw:layer="layout" svg:width="4.509cm" svg:height="1.524cm" svg:x="48.545cm" svg:y="74.033cm">
          <text:p text:style-name="P3"><text:span text:style-name="T2">Goto 'Start' label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" draw:text-style-name="P6" xml:id="id33" draw:id="id33" draw:layer="layout" draw:type="line" svg:x1="50.788cm" svg:y1="52.316cm" svg:x2="50.787cm" svg:y2="54.591cm" draw:start-shape="id23" draw:start-glue-point="6" draw:end-shape="id24" draw:end-glue-point="4" svg:d="M50788 52316l-1 2275" svg:viewBox="0 0 2 2276">
          <text:p/>
        </draw:connector>
        <draw:connector draw:style-name="gr8" draw:text-style-name="P6" draw:layer="layout" draw:type="line" svg:x1="50.787cm" svg:y1="57.766cm" svg:x2="50.787cm" svg:y2="59.174cm" draw:start-shape="id24" draw:start-glue-point="6" draw:end-shape="id25" draw:end-glue-point="4" svg:d="M50787 57766v1408" svg:viewBox="0 0 1 1409">
          <text:p text:style-name="P3"><text:span text:style-name="T2"><text:tab/></text:span><text:span text:style-name="T2">No</text:span></text:p>
        </draw:connector>
        <draw:connector draw:style-name="gr8" draw:text-style-name="P6" draw:layer="layout" draw:type="line" svg:x1="50.787cm" svg:y1="62.476cm" svg:x2="50.787cm" svg:y2="63.492cm" draw:start-shape="id25" draw:start-glue-point="6" draw:end-shape="id26" draw:end-glue-point="4" svg:d="M50787 62476v1016" svg:viewBox="0 0 1 1017">
          <text:p text:style-name="P3"><text:span text:style-name="T2"><text:tab/></text:span><text:span text:style-name="T2">No</text:span></text:p>
        </draw:connector>
        <draw:connector draw:style-name="gr8" draw:text-style-name="P6" draw:layer="layout" draw:type="line" svg:x1="50.787cm" svg:y1="66.413cm" svg:x2="50.788cm" svg:y2="68.218cm" draw:start-shape="id26" draw:start-glue-point="6" draw:end-shape="id27" draw:end-glue-point="4" svg:d="M50787 66413l1 1805" svg:viewBox="0 0 2 1806">
          <text:p text:style-name="P3"><text:span text:style-name="T2"><text:tab/></text:span><text:span text:style-name="T2">No</text:span></text:p>
        </draw:connector>
        <draw:connector draw:style-name="gr8" draw:text-style-name="P6" draw:layer="layout" draw:type="line" svg:x1="50.788cm" svg:y1="71.456cm" svg:x2="50.8cm" svg:y2="74.033cm" draw:start-shape="id27" draw:start-glue-point="6" draw:end-shape="id28" draw:end-glue-point="4" svg:d="M50788 71456l12 2577" svg:viewBox="0 0 13 2578">
          <text:p text:style-name="P3"><text:span text:style-name="T2"><text:tab/></text:span><text:span text:style-name="T2">No</text:span></text:p>
        </draw:connector>
        <draw:custom-shape draw:style-name="gr32" draw:text-style-name="P8" xml:id="id29" draw:id="id29" draw:layer="layout" svg:width="5.588cm" svg:height="1.27cm" svg:x="55.201cm" svg:y="55.543cm">
          <text:p text:style-name="P3"><text:span text:style-name="T2">Turn on 1</text:span><text:span text:style-name="T6">st</text:span><text:span text:style-name="T2"> digi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3" draw:text-style-name="P8" xml:id="id30" draw:id="id30" draw:layer="layout" svg:width="5.588cm" svg:height="1.524cm" svg:x="55.201cm" svg:y="60.063cm">
          <text:p text:style-name="P3"><text:span text:style-name="T2">Turn on 2</text:span><text:span text:style-name="T6">nd</text:span><text:span text:style-name="T2"> digi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3" draw:text-style-name="P8" xml:id="id31" draw:id="id31" draw:layer="layout" svg:width="5.588cm" svg:height="1.524cm" svg:x="55.201cm" svg:y="64.19cm">
          <text:p text:style-name="P3"><text:span text:style-name="T2">Turn on 3</text:span><text:span text:style-name="T6">rd</text:span><text:span text:style-name="T2"> digi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4" draw:text-style-name="P8" xml:id="id32" draw:id="id32" draw:layer="layout" svg:width="5.588cm" svg:height="1.778cm" svg:x="55.201cm" svg:y="68.948cm">
          <text:p text:style-name="P3"><text:span text:style-name="T2">Turn on 4</text:span><text:span text:style-name="T6">th</text:span><text:span text:style-name="T2"> digi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6" draw:layer="layout" draw:type="line" svg:x1="52.724cm" svg:y1="56.179cm" svg:x2="55.201cm" svg:y2="56.178cm" draw:start-shape="id24" draw:start-glue-point="7" draw:end-shape="id29" svg:d="M52724 56179l2477-1" svg:viewBox="0 0 2478 2">
          <text:p text:style-name="P3"><text:span text:style-name="T2"><text:line-break/></text:span><text:span text:style-name="T2">Yes</text:span></text:p>
        </draw:connector>
        <draw:connector draw:style-name="gr8" draw:text-style-name="P6" draw:layer="layout" draw:type="line" svg:x1="52.724cm" svg:y1="60.825cm" svg:x2="55.201cm" svg:y2="60.825cm" draw:start-shape="id25" draw:start-glue-point="7" draw:end-shape="id30" draw:end-glue-point="3" svg:d="M52724 60825h2477" svg:viewBox="0 0 2478 1">
          <text:p text:style-name="P3"><text:span text:style-name="T2"><text:line-break/></text:span><text:span text:style-name="T2">Yes</text:span></text:p>
        </draw:connector>
        <draw:connector draw:style-name="gr8" draw:text-style-name="P6" draw:layer="layout" draw:type="line" svg:x1="52.724cm" svg:y1="64.953cm" svg:x2="55.201cm" svg:y2="64.952cm" draw:start-shape="id26" draw:start-glue-point="7" draw:end-shape="id31" svg:d="M52724 64953l2477-1" svg:viewBox="0 0 2478 2">
          <text:p text:style-name="P3"><text:span text:style-name="T2"><text:line-break/></text:span><text:span text:style-name="T2">Yes</text:span></text:p>
        </draw:connector>
        <draw:connector draw:style-name="gr8" draw:text-style-name="P6" draw:layer="layout" draw:type="line" svg:x1="52.661cm" svg:y1="69.837cm" svg:x2="55.201cm" svg:y2="69.837cm" draw:start-shape="id27" draw:start-glue-point="7" draw:end-shape="id32" draw:end-glue-point="5" svg:d="M52661 69837h2540" svg:viewBox="0 0 2541 1">
          <text:p text:style-name="P3"><text:span text:style-name="T2"><text:line-break/></text:span><text:span text:style-name="T2">Yes</text:span></text:p>
        </draw:connector>
        <draw:connector draw:style-name="gr8" draw:text-style-name="P13" draw:layer="layout" draw:line-skew="0.642cm" svg:x1="54.026cm" svg:y1="46.284cm" svg:x2="50.787cm" svg:y2="53.453cm" draw:start-shape="id22" draw:start-glue-point="7" draw:end-shape="id33" draw:end-glue-point="0" svg:d="M54026 46284h1143v7169h-4382" svg:viewBox="0 0 4383 7170">
          <text:p text:style-name="P3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Yes</text:span></text:p>
        </draw:connector>
        <draw:custom-shape draw:style-name="gr35" draw:text-style-name="P12" xml:id="id34" draw:id="id34" draw:layer="layout" svg:width="4.445cm" svg:height="3.048cm" svg:x="62.694cm" svg:y="54.654cm">
          <text:p text:style-name="P3"><text:span text:style-name="T3">T flag is se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6" draw:text-style-name="P12" xml:id="id36" draw:id="id36" draw:layer="layout" svg:width="4.445cm" svg:height="3.302cm" svg:x="66.758cm" svg:y="59.174cm">
          <text:p text:style-name="P3"><text:span text:style-name="T3">T flag is se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7" draw:text-style-name="P12" xml:id="id38" draw:id="id38" draw:layer="layout" svg:width="4.445cm" svg:height="3.556cm" svg:x="71.203cm" svg:y="63.174cm">
          <text:p text:style-name="P3"><text:span text:style-name="T3">T flag is se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8" draw:text-style-name="P12" xml:id="id39" draw:id="id39" draw:layer="layout" svg:width="4.445cm" svg:height="3.429cm" svg:x="75.267cm" svg:y="68.123cm">
          <text:p text:style-name="P3"><text:span text:style-name="T3">T flag is se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9" draw:text-style-name="P14" xml:id="id35" draw:id="id35" draw:layer="layout" svg:width="6.604cm" svg:height="1.905cm" svg:x="87.344cm" svg:y="56.698cm">
          <text:p text:style-name="P3"><text:span text:style-name="T2">Display E on the LE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9" draw:text-style-name="P14" xml:id="id37" draw:id="id37" draw:layer="layout" svg:width="6.604cm" svg:height="1.905cm" svg:x="87.326cm" svg:y="59.873cm">
          <text:p text:style-name="P3"><text:span text:style-name="T2">Display r on the LE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9" draw:text-style-name="P14" xml:id="id40" draw:id="id40" draw:layer="layout" svg:width="6.604cm" svg:height="1.905cm" svg:x="87.326cm" svg:y="62.368cm">
          <text:p text:style-name="P3"><text:span text:style-name="T2">Display - on the LE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9" draw:text-style-name="P14" xml:id="id49" draw:id="id49" draw:layer="layout" svg:width="6.604cm" svg:height="1.905cm" svg:x="87.326cm" svg:y="52.454cm">
          <text:p text:style-name="P3"><text:span text:style-name="T2">Display [0-F] on the LE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0" draw:text-style-name="P15" draw:layer="layout" draw:line-skew="5.143cm" svg:x1="67.139cm" svg:y1="56.178cm" svg:x2="87.344cm" svg:y2="57.651cm" draw:start-shape="id34" draw:start-glue-point="7" draw:end-shape="id35" draw:end-glue-point="5" svg:d="M67139 56178h15246v1473h4959" svg:viewBox="0 0 20206 1474">
          <text:p/>
        </draw:connector>
        <draw:connector draw:style-name="gr40" draw:text-style-name="P15" draw:layer="layout" draw:line-skew="5.27cm" svg:x1="71.203cm" svg:y1="60.825cm" svg:x2="87.326cm" svg:y2="60.826cm" draw:start-shape="id36" draw:start-glue-point="7" draw:end-shape="id37" draw:end-glue-point="5" svg:d="M71203 60825h13332v1h2791" svg:viewBox="0 0 16124 2">
          <text:p/>
        </draw:connector>
        <draw:connector draw:style-name="gr40" draw:text-style-name="P15" draw:layer="layout" draw:line-skew="5.143cm" svg:x1="75.648cm" svg:y1="64.952cm" svg:x2="87.326cm" svg:y2="60.826cm" draw:start-shape="id38" draw:start-glue-point="7" draw:end-shape="id37" draw:end-glue-point="5" svg:d="M75648 64952h10982v-4126h696" svg:viewBox="0 0 11679 4127">
          <text:p/>
        </draw:connector>
        <draw:connector draw:style-name="gr40" draw:text-style-name="P15" draw:layer="layout" svg:x1="79.712cm" svg:y1="69.838cm" svg:x2="90.628cm" svg:y2="64.273cm" draw:start-shape="id39" draw:start-glue-point="7" draw:end-shape="id40" draw:end-glue-point="6" svg:d="M79712 69838h10916v-5565" svg:viewBox="0 0 10917 5566">
          <text:p/>
        </draw:connector>
        <draw:frame draw:style-name="gr41" draw:text-style-name="P16" draw:layer="layout" svg:width="2.54cm" svg:height="0.806cm" svg:x="67.012cm" svg:y="54.943cm">
          <draw:text-box>
            <text:p><text:span text:style-name="T2">Yes</text:span></text:p>
          </draw:text-box>
        </draw:frame>
        <draw:frame draw:style-name="gr42" draw:text-style-name="P16" draw:layer="layout" svg:width="1.905cm" svg:height="0.962cm" svg:x="71.215cm" svg:y="59.809cm">
          <draw:text-box>
            <text:p><text:span text:style-name="T2">Yes</text:span></text:p>
          </draw:text-box>
        </draw:frame>
        <draw:frame draw:style-name="gr41" draw:text-style-name="P16" draw:layer="layout" svg:width="2.54cm" svg:height="0.806cm" svg:x="75.66cm" svg:y="64cm">
          <draw:text-box>
            <text:p><text:span text:style-name="T2">Yes</text:span></text:p>
          </draw:text-box>
        </draw:frame>
        <draw:frame draw:style-name="gr43" draw:text-style-name="P16" draw:layer="layout" svg:width="2.54cm" svg:height="1.016cm" svg:x="79.851cm" svg:y="68.826cm">
          <draw:text-box>
            <text:p><text:span text:style-name="T2">Yes</text:span></text:p>
          </draw:text-box>
        </draw:frame>
        <draw:connector draw:style-name="gr4" draw:text-style-name="P6" draw:layer="layout" svg:x1="60.789cm" svg:y1="56.178cm" svg:x2="62.694cm" svg:y2="56.178cm" draw:start-shape="id29" draw:start-glue-point="7" draw:end-shape="id34" draw:end-glue-point="5" svg:d="M60789 56178h1905" svg:viewBox="0 0 1906 1">
          <text:p/>
        </draw:connector>
        <draw:connector draw:style-name="gr4" draw:text-style-name="P6" draw:layer="layout" svg:x1="60.789cm" svg:y1="60.825cm" svg:x2="66.758cm" svg:y2="60.825cm" draw:start-shape="id30" draw:start-glue-point="7" draw:end-shape="id36" draw:end-glue-point="5" svg:d="M60789 60825h5969" svg:viewBox="0 0 5970 1">
          <text:p/>
        </draw:connector>
        <draw:connector draw:style-name="gr4" draw:text-style-name="P6" draw:layer="layout" svg:x1="60.789cm" svg:y1="64.952cm" svg:x2="71.203cm" svg:y2="64.952cm" draw:start-shape="id31" draw:start-glue-point="7" draw:end-shape="id38" draw:end-glue-point="5" svg:d="M60789 64952h10414" svg:viewBox="0 0 10415 1">
          <text:p/>
        </draw:connector>
        <draw:connector draw:style-name="gr4" draw:text-style-name="P6" draw:layer="layout" svg:x1="60.789cm" svg:y1="69.837cm" svg:x2="75.267cm" svg:y2="69.837cm" draw:start-shape="id32" draw:start-glue-point="7" draw:end-shape="id39" svg:d="M60789 69837h14478" svg:viewBox="0 0 14479 1">
          <text:p/>
        </draw:connector>
        <draw:custom-shape draw:style-name="gr44" draw:text-style-name="P8" xml:id="id41" draw:id="id41" draw:layer="layout" svg:width="5.08cm" svg:height="1.905cm" svg:x="98.139cm" svg:y="56.698cm">
          <text:p text:style-name="P3"><text:span text:style-name="T2">Goto 'Start' label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" draw:text-style-name="P6" draw:layer="layout" svg:x1="93.948cm" svg:y1="57.651cm" svg:x2="98.139cm" svg:y2="57.651cm" draw:start-shape="id35" draw:start-glue-point="7" draw:end-shape="id41" draw:end-glue-point="5" svg:d="M93948 57651h4191" svg:viewBox="0 0 4192 1">
          <text:p/>
        </draw:connector>
        <draw:connector draw:style-name="gr4" draw:text-style-name="P6" draw:layer="layout" svg:x1="93.93cm" svg:y1="63.321cm" svg:x2="98.139cm" svg:y2="57.651cm" draw:start-shape="id40" draw:start-glue-point="7" draw:end-shape="id41" draw:end-glue-point="5" svg:d="M93930 63321h2105v-5670h2104" svg:viewBox="0 0 4210 5671">
          <text:p/>
        </draw:connector>
        <draw:connector draw:style-name="gr4" draw:text-style-name="P6" draw:layer="layout" svg:x1="93.93cm" svg:y1="60.826cm" svg:x2="98.139cm" svg:y2="57.651cm" draw:start-shape="id37" draw:start-glue-point="7" draw:end-shape="id41" draw:end-glue-point="5" svg:d="M93930 60826h2105v-3175h2104" svg:viewBox="0 0 4210 3176">
          <text:p/>
        </draw:connector>
        <draw:custom-shape draw:style-name="gr45" draw:text-style-name="P8" xml:id="id42" draw:id="id42" draw:layer="layout" svg:width="5.969cm" svg:height="1.397cm" svg:x="61.932cm" svg:y="45.395cm">
          <text:p text:style-name="P3"><text:span text:style-name="T2">R18 ← Digit 1 to displa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5" draw:text-style-name="P8" xml:id="id43" draw:id="id43" draw:layer="layout" svg:width="5.969cm" svg:height="1.397cm" svg:x="65.996cm" svg:y="47.935cm">
          <text:p text:style-name="P3"><text:span text:style-name="T2">R18 ← Digit 2 to displa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5" draw:text-style-name="P8" xml:id="id44" draw:id="id44" draw:layer="layout" svg:width="5.969cm" svg:height="1.397cm" svg:x="70.441cm" svg:y="50.602cm">
          <text:p text:style-name="P3"><text:span text:style-name="T2">R18 ← Digit 3 to displa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8" xml:id="id45" draw:id="id45" draw:layer="layout" svg:width="5.969cm" svg:height="1.383cm" svg:x="74.505cm" svg:y="53.142cm">
          <text:p text:style-name="P3"><text:span text:style-name="T2">R18 ← Digit 4 to displa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6" draw:layer="layout" svg:x1="64.917cm" svg:y1="54.654cm" svg:x2="64.916cm" svg:y2="46.792cm" draw:start-shape="id34" draw:start-glue-point="4" draw:end-shape="id42" svg:d="M64917 54654v-3931h-1v-3931" svg:viewBox="0 0 2 7863">
          <text:p/>
        </draw:connector>
        <draw:connector draw:style-name="gr4" draw:text-style-name="P6" draw:layer="layout" svg:x1="68.981cm" svg:y1="59.174cm" svg:x2="68.98cm" svg:y2="49.332cm" draw:start-shape="id36" draw:start-glue-point="4" draw:end-shape="id43" svg:d="M68981 59174v-4921h-1v-4921" svg:viewBox="0 0 2 9843">
          <text:p/>
        </draw:connector>
        <draw:connector draw:style-name="gr4" draw:text-style-name="P6" draw:layer="layout" svg:x1="73.426cm" svg:y1="63.174cm" svg:x2="73.426cm" svg:y2="51.999cm" draw:start-shape="id38" draw:start-glue-point="4" draw:end-shape="id44" draw:end-glue-point="6" svg:d="M73426 63174v-11175" svg:viewBox="0 0 1 11176">
          <text:p/>
        </draw:connector>
        <draw:connector draw:style-name="gr4" draw:text-style-name="P6" draw:layer="layout" svg:x1="77.49cm" svg:y1="68.123cm" svg:x2="77.49cm" svg:y2="54.525cm" draw:start-shape="id39" draw:start-glue-point="4" draw:end-shape="id45" draw:end-glue-point="6" svg:d="M77490 68123v-13598" svg:viewBox="0 0 1 13599">
          <text:p/>
        </draw:connector>
        <draw:custom-shape draw:style-name="gr47" draw:text-style-name="P12" xml:id="id46" draw:id="id46" draw:layer="layout" svg:width="18.542cm" svg:height="1.905cm" svg:x="61.932cm" svg:y="42.093cm">
          <text:p text:style-name="P3"><text:span text:style-name="T3">RJM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8" draw:text-style-name="P8" xml:id="id47" draw:id="id47" draw:layer="layout" svg:width="5.588cm" svg:height="1.651cm" svg:x="68.409cm" svg:y="38.791cm">
          <text:p text:style-name="P3"><text:span text:style-name="T2">Extract proper address</text:span><text:span text:style-name="T2"><text:line-break/></text:span><text:span text:style-name="T2">from flash using R18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6" draw:layer="layout" svg:x1="71.203cm" svg:y1="42.093cm" svg:x2="71.203cm" svg:y2="40.442cm" draw:start-shape="id46" draw:start-glue-point="4" draw:end-shape="id47" draw:end-glue-point="6" svg:d="M71203 42093v-1651" svg:viewBox="0 0 1 1652">
          <text:p/>
        </draw:connector>
        <draw:custom-shape draw:style-name="gr49" draw:text-style-name="P12" xml:id="id48" draw:id="id48" draw:layer="layout" svg:width="5.588cm" svg:height="1.397cm" svg:x="68.409cm" svg:y="35.489cm">
          <text:p text:style-name="P3"><text:span text:style-name="T3">Indirect jum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6" draw:layer="layout" draw:type="curve" svg:x1="64.917cm" svg:y1="45.395cm" svg:x2="71.203cm" svg:y2="43.998cm" draw:start-shape="id42" draw:start-glue-point="4" draw:end-shape="id46" svg:d="M64917 45395c0-1048 6286-350 6286-1397" svg:viewBox="0 0 6287 1398">
          <text:p/>
        </draw:connector>
        <draw:connector draw:style-name="gr4" draw:text-style-name="P6" draw:layer="layout" draw:type="curve" svg:x1="68.981cm" svg:y1="47.935cm" svg:x2="71.203cm" svg:y2="43.998cm" draw:start-shape="id43" draw:start-glue-point="4" draw:end-shape="id46" draw:end-glue-point="6" svg:d="M68981 47935c0-2953 2222-985 2222-3937" svg:viewBox="0 0 2223 3938">
          <text:p/>
        </draw:connector>
        <draw:connector draw:style-name="gr4" draw:text-style-name="P6" draw:layer="layout" draw:type="curve" draw:line-skew="-1.016cm" svg:x1="73.426cm" svg:y1="50.602cm" svg:x2="71.203cm" svg:y2="43.998cm" draw:start-shape="id44" draw:start-glue-point="4" draw:end-shape="id46" draw:end-glue-point="6" svg:d="M73426 50602c0-6477-2223-3175-2223-6604" svg:viewBox="0 0 2224 6605">
          <text:p/>
        </draw:connector>
        <draw:connector draw:style-name="gr4" draw:text-style-name="P6" draw:layer="layout" draw:type="curve" draw:line-skew="-2.286cm" svg:x1="77.49cm" svg:y1="53.142cm" svg:x2="71.203cm" svg:y2="43.998cm" draw:start-shape="id45" draw:start-glue-point="4" draw:end-shape="id46" draw:end-glue-point="6" svg:d="M77490 53142c0-10287-6287-5715-6287-9144" svg:viewBox="0 0 6288 9145">
          <text:p/>
        </draw:connector>
        <draw:connector draw:style-name="gr4" draw:text-style-name="P6" draw:layer="layout" svg:x1="71.203cm" svg:y1="38.791cm" svg:x2="71.203cm" svg:y2="36.886cm" draw:start-shape="id47" draw:start-glue-point="4" draw:end-shape="id48" draw:end-glue-point="6" svg:d="M71203 38791v-1905" svg:viewBox="0 0 1 1906">
          <text:p/>
        </draw:connector>
        <draw:connector draw:style-name="gr4" draw:text-style-name="P6" draw:layer="layout" svg:x1="71.203cm" svg:y1="35.489cm" svg:x2="90.628cm" svg:y2="52.454cm" draw:start-shape="id48" draw:start-glue-point="4" draw:end-shape="id49" draw:end-glue-point="4" svg:d="M71203 35489v-502h19425v17467" svg:viewBox="0 0 19426 17468">
          <text:p/>
        </draw:connector>
        <draw:connector draw:style-name="gr4" draw:text-style-name="P6" draw:layer="layout" svg:x1="93.93cm" svg:y1="53.407cm" svg:x2="100.679cm" svg:y2="56.698cm" draw:start-shape="id49" draw:start-glue-point="7" draw:end-shape="id41" draw:end-glue-point="4" svg:d="M93930 53407h6749v3291" svg:viewBox="0 0 6750 3292">
          <text:p/>
        </draw:connector>
        <draw:frame draw:style-name="gr42" draw:text-style-name="P16" draw:layer="layout" svg:width="1.651cm" svg:height="0.962cm" svg:x="63.087cm" svg:y="53.586cm">
          <draw:text-box>
            <text:p><text:span text:style-name="T2">No</text:span></text:p>
          </draw:text-box>
        </draw:frame>
        <draw:frame draw:style-name="gr42" draw:text-style-name="P16" draw:layer="layout" svg:width="1.651cm" svg:height="0.962cm" svg:x="67.532cm" svg:y="58.339cm">
          <draw:text-box>
            <text:p><text:span text:style-name="T2">No</text:span></text:p>
          </draw:text-box>
        </draw:frame>
        <draw:custom-shape draw:style-name="gr31" draw:text-style-name="P8" xml:id="id50" draw:id="id50" draw:layer="layout" svg:width="4.509cm" svg:height="1.524cm" svg:x="56.673cm" svg:y="27.329cm">
          <text:p text:style-name="P3"><text:span text:style-name="T2">Goto 'Start' label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8" draw:text-style-name="P17" draw:layer="layout" svg:x1="53.581cm" svg:y1="28.092cm" svg:x2="56.673cm" svg:y2="28.091cm" draw:start-shape="id18" draw:start-glue-point="7" draw:end-shape="id50" draw:end-glue-point="5" svg:d="M53581 28092h1546v-1h1546" svg:viewBox="0 0 3093 2">
          <text:p text:style-name="P3"><text:line-break/><text:span text:style-name="T8">No</text:span></text:p>
        </draw:connector>
        <draw:frame draw:style-name="gr42" draw:text-style-name="P16" draw:layer="layout" svg:width="1.651cm" svg:height="0.962cm" svg:x="71.85cm" svg:y="62.53cm">
          <draw:text-box>
            <text:p><text:span text:style-name="T2">No</text:span></text:p>
          </draw:text-box>
        </draw:frame>
        <draw:frame draw:style-name="gr42" draw:text-style-name="P16" draw:layer="layout" svg:width="1.651cm" svg:height="0.962cm" svg:x="75.914cm" svg:y="67.356cm">
          <draw:text-box>
            <text:p><text:span text:style-name="T2">No</text:span></text:p>
          </draw:text-box>
        </draw:frame>
        <draw:frame draw:style-name="gr50" draw:text-style-name="P18" draw:layer="layout" svg:width="33.909cm" svg:height="4.545cm" svg:x="37.941cm" svg:y="3.929cm">
          <draw:text-box>
            <text:p text:style-name="P3"><text:span text:style-name="T9">Main routine</text:span></text:p>
          </draw:text-box>
        </draw:frame>
      </draw:page>
      <draw:page draw:name="page2" draw:style-name="dp1" draw:master-page-name="Default">
        <draw:frame draw:style-name="gr50" draw:text-style-name="P18" draw:layer="layout" svg:width="25.527cm" svg:height="4.545cm" svg:x="10.241cm" svg:y="13.915cm">
          <draw:text-box>
            <text:p text:style-name="P3"><text:span text:style-name="T9">USART1 Data Register Empty </text:span><text:span text:style-name="T9"><text:line-break/></text:span><text:span text:style-name="T9">Interrupt Handler</text:span></text:p>
          </draw:text-box>
        </draw:frame>
        <draw:custom-shape draw:style-name="gr51" draw:text-style-name="P19" xml:id="id51" draw:id="id51" draw:layer="layout" svg:width="2.921cm" svg:height="1.143cm" svg:x="18.416cm" svg:y="21.202cm">
          <text:p text:style-name="P3"><text:span text:style-name="T10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2" draw:text-style-name="P20" xml:id="id52" draw:id="id52" draw:layer="layout" svg:width="6.477cm" svg:height="1.905cm" svg:x="16.638cm" svg:y="23.742cm">
          <text:p text:style-name="P3"><text:span text:style-name="T10">Save registers in stac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3" draw:text-style-name="P21" xml:id="id53" draw:id="id53" draw:layer="layout" svg:width="6.223cm" svg:height="4.953cm" svg:x="16.765cm" svg:y="27.044cm">
          <text:p text:style-name="P3"><text:span text:style-name="T10">TX buffer </text:span><text:span text:style-name="T10"><text:line-break/></text:span><text:span text:style-name="T10">overflowed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22" draw:layer="layout" svg:x1="19.877cm" svg:y1="22.345cm" svg:x2="19.877cm" svg:y2="23.742cm" draw:start-shape="id51" draw:start-glue-point="6" draw:end-shape="id52" draw:end-glue-point="4" svg:d="M19877 22345v1397" svg:viewBox="0 0 1 1398">
          <text:p/>
        </draw:connector>
        <draw:custom-shape draw:style-name="gr54" draw:text-style-name="P20" xml:id="id54" draw:id="id54" draw:layer="layout" svg:width="7.366cm" svg:height="2.286cm" svg:x="16.193cm" svg:y="41.776cm">
          <text:p text:style-name="P3"><text:span text:style-name="T10">Load a byte from TX buffer</text:span><text:span text:style-name="T10"><text:line-break/></text:span><text:span text:style-name="T10">according to read point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22" draw:layer="layout" svg:x1="19.877cm" svg:y1="25.647cm" svg:x2="19.877cm" svg:y2="27.044cm" draw:start-shape="id52" draw:start-glue-point="6" draw:end-shape="id53" draw:end-glue-point="4" svg:d="M19877 25647v1397" svg:viewBox="0 0 1 1398">
          <text:p/>
        </draw:connector>
        <draw:connector draw:style-name="gr4" draw:text-style-name="P22" draw:layer="layout" draw:line-skew="-2.547cm" svg:x1="16.765cm" svg:y1="29.521cm" svg:x2="16.193cm" svg:y2="42.919cm" draw:start-shape="id53" draw:start-glue-point="5" draw:end-shape="id54" draw:end-glue-point="5" svg:d="M16765 29521h-3620v13398h3048" svg:viewBox="0 0 3621 13399">
          <text:p/>
        </draw:connector>
        <draw:custom-shape draw:style-name="gr55" draw:text-style-name="P21" xml:id="id55" draw:id="id55" draw:layer="layout" svg:width="7.112cm" svg:height="5.461cm" svg:x="16.32cm" svg:y="34.156cm">
          <text:p text:style-name="P3"><text:span text:style-name="T10">Read pointer</text:span><text:span text:style-name="T10"><text:line-break/></text:span><text:span text:style-name="T10">reached</text:span><text:span text:style-name="T10"><text:line-break/></text:span><text:span text:style-name="T10">write pointer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8" draw:text-style-name="P22" draw:layer="layout" svg:x1="19.876cm" svg:y1="39.617cm" svg:x2="19.876cm" svg:y2="41.776cm" draw:start-shape="id55" draw:start-glue-point="6" draw:end-shape="id54" draw:end-glue-point="4" svg:d="M19876 39617v2159" svg:viewBox="0 0 1 2160">
          <text:p text:style-name="P3"><text:span text:style-name="T10"><text:tab/></text:span><text:span text:style-name="T10">No</text:span></text:p>
        </draw:connector>
        <draw:custom-shape draw:style-name="gr56" draw:text-style-name="P20" xml:id="id56" draw:id="id56" draw:layer="layout" svg:width="6.477cm" svg:height="2.032cm" svg:x="25.845cm" svg:y="39.236cm">
          <text:p text:style-name="P3"><text:span text:style-name="T10">Disable this interrup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7" draw:text-style-name="P23" draw:layer="layout" svg:width="2.032cm" svg:height="0.806cm" svg:x="14.446cm" svg:y="28.449cm">
          <draw:text-box>
            <text:p><text:span text:style-name="T8">Yes</text:span></text:p>
          </draw:text-box>
        </draw:frame>
        <draw:connector draw:style-name="gr8" draw:text-style-name="P17" draw:layer="layout" svg:x1="19.877cm" svg:y1="31.997cm" svg:x2="19.876cm" svg:y2="34.156cm" draw:start-shape="id53" draw:start-glue-point="6" draw:end-shape="id55" draw:end-glue-point="4" svg:d="M19877 31997v1079h-1v1080" svg:viewBox="0 0 2 2160">
          <text:p text:style-name="P3"><text:tab/><text:span text:style-name="T8">No</text:span></text:p>
        </draw:connector>
        <draw:connector draw:style-name="gr4" draw:text-style-name="P17" draw:layer="layout" svg:x1="23.432cm" svg:y1="36.887cm" svg:x2="29.084cm" svg:y2="39.236cm" draw:start-shape="id55" draw:start-glue-point="7" draw:end-shape="id56" draw:end-glue-point="4" svg:d="M23432 36887h5652v2349" svg:viewBox="0 0 5653 2350">
          <text:p/>
        </draw:connector>
        <draw:frame draw:style-name="gr58" draw:text-style-name="P23" draw:layer="layout" svg:width="2.032cm" svg:height="0.889cm" svg:x="25.718cm" svg:y="35.934cm">
          <draw:text-box>
            <text:p><text:span text:style-name="T8">Yes</text:span></text:p>
          </draw:text-box>
        </draw:frame>
        <draw:custom-shape draw:style-name="gr54" draw:text-style-name="P20" xml:id="id57" draw:id="id57" draw:layer="layout" svg:width="7.366cm" svg:height="2.286cm" svg:x="16.193cm" svg:y="45.205cm">
          <text:p text:style-name="P3"><text:span text:style-name="T10">Send data to USART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7" draw:layer="layout" svg:x1="19.876cm" svg:y1="44.062cm" svg:x2="19.876cm" svg:y2="45.205cm" draw:start-shape="id54" draw:start-glue-point="6" draw:end-shape="id57" draw:end-glue-point="4" svg:d="M19876 44062v1143" svg:viewBox="0 0 1 1144">
          <text:p/>
        </draw:connector>
        <draw:custom-shape draw:style-name="gr54" draw:text-style-name="P20" xml:id="id58" draw:id="id58" draw:layer="layout" svg:width="7.366cm" svg:height="2.286cm" svg:x="16.193cm" svg:y="48.507cm">
          <text:p text:style-name="P3"><text:span text:style-name="T10">Clear 'TX overflow' fla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7" draw:layer="layout" svg:x1="19.876cm" svg:y1="47.491cm" svg:x2="19.876cm" svg:y2="48.507cm" draw:start-shape="id57" draw:start-glue-point="6" draw:end-shape="id58" draw:end-glue-point="4" svg:d="M19876 47491v1016" svg:viewBox="0 0 1 1017">
          <text:p/>
        </draw:connector>
        <draw:custom-shape draw:style-name="gr54" draw:text-style-name="P20" xml:id="id59" draw:id="id59" draw:layer="layout" svg:width="7.366cm" svg:height="2.286cm" svg:x="16.193cm" svg:y="51.428cm">
          <text:p text:style-name="P3"><text:span text:style-name="T10">Read pointer ++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7" draw:layer="layout" svg:x1="19.876cm" svg:y1="50.793cm" svg:x2="19.876cm" svg:y2="51.428cm" draw:start-shape="id58" draw:start-glue-point="6" draw:end-shape="id59" draw:end-glue-point="4" svg:d="M19876 50793v635" svg:viewBox="0 0 1 636">
          <text:p/>
        </draw:connector>
        <draw:custom-shape draw:style-name="gr52" draw:text-style-name="P20" xml:id="id60" draw:id="id60" draw:layer="layout" svg:width="6.477cm" svg:height="1.905cm" svg:x="16.638cm" svg:y="55.492cm">
          <text:p text:style-name="P3"><text:span text:style-name="T10">Extract registers from stac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7" draw:layer="layout" svg:x1="19.876cm" svg:y1="53.714cm" svg:x2="19.877cm" svg:y2="55.492cm" draw:start-shape="id59" draw:start-glue-point="6" draw:end-shape="id60" draw:end-glue-point="4" svg:d="M19876 53714v889h1v889" svg:viewBox="0 0 2 1779">
          <text:p/>
        </draw:connector>
        <draw:connector draw:style-name="gr4" draw:text-style-name="P17" draw:layer="layout" svg:x1="29.084cm" svg:y1="41.268cm" svg:x2="23.115cm" svg:y2="56.445cm" draw:start-shape="id56" draw:start-glue-point="6" draw:end-shape="id60" draw:end-glue-point="7" svg:d="M29084 41268v15177h-5969" svg:viewBox="0 0 5970 15178">
          <text:p/>
        </draw:connector>
        <draw:custom-shape draw:style-name="gr51" draw:text-style-name="P19" xml:id="id61" draw:id="id61" draw:layer="layout" svg:width="2.921cm" svg:height="1.143cm" svg:x="18.416cm" svg:y="59.048cm">
          <text:p text:style-name="P3"><text:span text:style-name="T10">RE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" draw:text-style-name="P17" draw:layer="layout" svg:x1="19.877cm" svg:y1="57.397cm" svg:x2="19.877cm" svg:y2="59.048cm" draw:start-shape="id60" draw:start-glue-point="6" draw:end-shape="id61" draw:end-glue-point="4" svg:d="M19877 57397v1651" svg:viewBox="0 0 1 1652">
          <text:p/>
        </draw:connector>
        <draw:frame draw:style-name="gr50" draw:text-style-name="P18" draw:layer="layout" svg:width="20.066cm" svg:height="4.545cm" svg:x="39.599cm" svg:y="13.942cm">
          <draw:text-box>
            <text:p text:style-name="P3"><text:span text:style-name="T9">USART1 Receive Complete</text:span><text:span text:style-name="T9"><text:line-break/></text:span><text:span text:style-name="T9">Interrupt Handler</text:span></text:p>
          </draw:text-box>
        </draw:frame>
        <draw:custom-shape draw:style-name="gr51" draw:text-style-name="P19" xml:id="id62" draw:id="id62" draw:layer="layout" svg:width="2.921cm" svg:height="1.143cm" svg:x="44.366cm" svg:y="20.097cm">
          <text:p text:style-name="P3"><text:span text:style-name="T10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2" draw:text-style-name="P20" xml:id="id63" draw:id="id63" draw:layer="layout" svg:width="6.477cm" svg:height="1.905cm" svg:x="42.588cm" svg:y="23.272cm">
          <text:p text:style-name="P3"><text:span text:style-name="T10">Save registers in stac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7" draw:layer="layout" svg:x1="45.827cm" svg:y1="21.24cm" svg:x2="45.827cm" svg:y2="23.272cm" draw:start-shape="id62" draw:start-glue-point="6" draw:end-shape="id63" draw:end-glue-point="4" svg:d="M45827 21240v2032" svg:viewBox="0 0 1 2033">
          <text:p/>
        </draw:connector>
        <draw:custom-shape draw:style-name="gr59" draw:text-style-name="P21" xml:id="id64" draw:id="id64" draw:layer="layout" svg:width="5.08cm" svg:height="4.064cm" svg:x="43.286cm" svg:y="26.32cm">
          <text:p text:style-name="P3"><text:span text:style-name="T10">Read errors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17" draw:layer="layout" svg:x1="45.827cm" svg:y1="25.177cm" svg:x2="45.826cm" svg:y2="26.32cm" draw:start-shape="id63" draw:start-glue-point="6" draw:end-shape="id64" draw:end-glue-point="4" svg:d="M45827 25177v572h-1v571" svg:viewBox="0 0 2 1144">
          <text:p/>
        </draw:connector>
        <draw:custom-shape draw:style-name="gr60" draw:text-style-name="P20" xml:id="id65" draw:id="id65" draw:layer="layout" svg:width="6.477cm" svg:height="2.413cm" svg:x="42.588cm" svg:y="32.416cm">
          <text:p text:style-name="P3"><text:span text:style-name="T10">Store received data </text:span><text:span text:style-name="T10"><text:line-break/></text:span><text:span text:style-name="T10">in RX buffer </text:span><text:span text:style-name="T10"><text:line-break/></text:span><text:span text:style-name="T10">(according to X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2" draw:text-style-name="P20" xml:id="id68" draw:id="id68" draw:layer="layout" svg:width="6.477cm" svg:height="1.905cm" svg:x="42.588cm" svg:y="36.226cm">
          <text:p text:style-name="P3"><text:span text:style-name="T10">Post-increment 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24" draw:layer="layout" svg:x1="45.826cm" svg:y1="30.384cm" svg:x2="45.827cm" svg:y2="32.416cm" draw:start-shape="id64" draw:start-glue-point="6" draw:end-shape="id65" draw:end-glue-point="4" svg:d="M45826 30384v1016h1v1016" svg:viewBox="0 0 2 2033">
          <text:p text:style-name="P3"><text:span text:style-name="T8"><text:tab/></text:span><text:span text:style-name="T8">No</text:span></text:p>
        </draw:connector>
        <draw:custom-shape draw:style-name="gr61" draw:text-style-name="P20" xml:id="id66" draw:id="id66" draw:layer="layout" svg:width="5.461cm" svg:height="1.905cm" svg:x="50.525cm" svg:y="29.495cm">
          <text:p text:style-name="P3"><text:span text:style-name="T10">Increment errors </text:span><text:span text:style-name="T10"><text:line-break/></text:span><text:span text:style-name="T10">counter in SRA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24" draw:layer="layout" svg:x1="48.366cm" svg:y1="28.352cm" svg:x2="53.256cm" svg:y2="29.495cm" draw:start-shape="id64" draw:start-glue-point="7" draw:end-shape="id66" draw:end-glue-point="4" svg:d="M48366 28352h4890v1143" svg:viewBox="0 0 4891 1144">
          <text:p text:style-name="P3"><text:span text:style-name="T8">Yes</text:span></text:p>
        </draw:connector>
        <draw:custom-shape draw:style-name="gr62" draw:text-style-name="P20" xml:id="id67" draw:id="id67" draw:layer="layout" svg:width="5.461cm" svg:height="2.413cm" svg:x="50.525cm" svg:y="32.416cm">
          <text:p text:style-name="P3"><text:span text:style-name="T10">Store 0xFF</text:span><text:span text:style-name="T10"><text:line-break/></text:span><text:span text:style-name="T10">in RX buffer</text:span><text:span text:style-name="T10"><text:line-break/></text:span><text:span text:style-name="T10">(according to X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7" draw:layer="layout" svg:x1="53.256cm" svg:y1="31.4cm" svg:x2="53.255cm" svg:y2="32.416cm" draw:start-shape="id66" draw:start-glue-point="6" draw:end-shape="id67" svg:d="M53256 31400v508h-1v508" svg:viewBox="0 0 2 1017">
          <text:p/>
        </draw:connector>
        <draw:connector draw:style-name="gr4" draw:text-style-name="P17" draw:layer="layout" svg:x1="45.827cm" svg:y1="34.829cm" svg:x2="45.827cm" svg:y2="36.226cm" draw:start-shape="id65" draw:start-glue-point="6" draw:end-shape="id68" draw:end-glue-point="4" svg:d="M45827 34829v1397" svg:viewBox="0 0 1 1398">
          <text:p/>
        </draw:connector>
        <draw:connector draw:style-name="gr4" draw:text-style-name="P17" draw:layer="layout" svg:x1="53.256cm" svg:y1="34.829cm" svg:x2="49.065cm" svg:y2="37.179cm" draw:start-shape="id67" draw:start-glue-point="6" draw:end-shape="id68" draw:end-glue-point="7" svg:d="M53256 34829v2350h-4191" svg:viewBox="0 0 4192 2351">
          <text:p/>
        </draw:connector>
        <draw:custom-shape draw:style-name="gr52" draw:text-style-name="P20" xml:id="id69" draw:id="id69" draw:layer="layout" svg:width="6.477cm" svg:height="1.905cm" svg:x="42.588cm" svg:y="39.655cm">
          <text:p text:style-name="P3"><text:span text:style-name="T10">Set flag</text:span><text:span text:style-name="T10"><text:line-break/></text:span><text:span text:style-name="T10">“'RX Complete' int. </text:span><text:span text:style-name="T10"><text:line-break/></text:span><text:span text:style-name="T10">was executed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7" draw:layer="layout" svg:x1="45.827cm" svg:y1="38.131cm" svg:x2="45.827cm" svg:y2="39.655cm" draw:start-shape="id68" draw:start-glue-point="6" draw:end-shape="id69" draw:end-glue-point="4" svg:d="M45827 38131v1524" svg:viewBox="0 0 1 1525">
          <text:p/>
        </draw:connector>
        <draw:custom-shape draw:style-name="gr52" draw:text-style-name="P20" xml:id="id70" draw:id="id70" draw:layer="layout" svg:width="6.477cm" svg:height="1.905cm" svg:x="42.588cm" svg:y="42.957cm">
          <text:p text:style-name="P3"><text:span text:style-name="T10">Extract registers from stac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7" draw:layer="layout" svg:x1="45.827cm" svg:y1="41.56cm" svg:x2="45.827cm" svg:y2="42.957cm" draw:start-shape="id69" draw:start-glue-point="6" draw:end-shape="id70" draw:end-glue-point="4" svg:d="M45827 41560v1397" svg:viewBox="0 0 1 1398">
          <text:p/>
        </draw:connector>
        <draw:custom-shape draw:style-name="gr51" draw:text-style-name="P19" xml:id="id71" draw:id="id71" draw:layer="layout" svg:width="2.921cm" svg:height="1.143cm" svg:x="44.366cm" svg:y="46.132cm">
          <text:p text:style-name="P3"><text:span text:style-name="T10">RE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" draw:text-style-name="P17" draw:layer="layout" svg:x1="45.827cm" svg:y1="44.862cm" svg:x2="45.827cm" svg:y2="46.132cm" draw:start-shape="id70" draw:start-glue-point="6" draw:end-shape="id71" draw:end-glue-point="4" svg:d="M45827 44862v1270" svg:viewBox="0 0 1 1271">
          <text:p/>
        </draw:connector>
        <draw:frame draw:style-name="gr50" draw:text-style-name="P18" draw:layer="layout" svg:width="13.462cm" svg:height="4.545cm" svg:x="64.738cm" svg:y="13.915cm">
          <draw:text-box>
            <text:p text:style-name="P3"><text:span text:style-name="T9">Timer0 Overflow</text:span><text:span text:style-name="T9"><text:line-break/></text:span><text:span text:style-name="T9">Interrupt Handler</text:span></text:p>
          </draw:text-box>
        </draw:frame>
        <draw:custom-shape draw:style-name="gr51" draw:text-style-name="P19" xml:id="id72" draw:id="id72" draw:layer="layout" svg:width="2.921cm" svg:height="1.143cm" svg:x="69.917cm" svg:y="19.584cm">
          <text:p text:style-name="P3"><text:span text:style-name="T10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2" draw:text-style-name="P20" xml:id="id73" draw:id="id73" draw:layer="layout" svg:width="6.477cm" svg:height="1.905cm" svg:x="68.139cm" svg:y="22.886cm">
          <text:p text:style-name="P3"><text:span text:style-name="T10">Save registers in stac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9" draw:text-style-name="P21" xml:id="id75" draw:id="id75" draw:layer="layout" svg:width="5.08cm" svg:height="4.064cm" svg:x="68.837cm" svg:y="29.871cm">
          <text:p text:style-name="P3"><text:span text:style-name="T10">Counter 1</text:span><text:span text:style-name="T10"><text:line-break/></text:span><text:span text:style-name="T10">==</text:span><text:span text:style-name="T10"><text:line-break/></text:span><text:span text:style-name="T10">preset1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17" draw:layer="layout" svg:x1="71.378cm" svg:y1="20.727cm" svg:x2="71.378cm" svg:y2="22.886cm" draw:start-shape="id72" draw:start-glue-point="6" draw:end-shape="id73" draw:end-glue-point="4" svg:d="M71378 20727v2159" svg:viewBox="0 0 1 2160">
          <text:p/>
        </draw:connector>
        <draw:custom-shape draw:style-name="gr52" draw:text-style-name="P20" xml:id="id74" draw:id="id74" draw:layer="layout" svg:width="6.477cm" svg:height="1.905cm" svg:x="68.139cm" svg:y="26.315cm">
          <text:p text:style-name="P3"><text:span text:style-name="T10">Counter 1 ++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7" draw:layer="layout" svg:x1="71.378cm" svg:y1="24.791cm" svg:x2="71.378cm" svg:y2="26.315cm" draw:start-shape="id73" draw:start-glue-point="6" draw:end-shape="id74" draw:end-glue-point="4" svg:d="M71378 24791v1524" svg:viewBox="0 0 1 1525">
          <text:p/>
        </draw:connector>
        <draw:connector draw:style-name="gr4" draw:text-style-name="P17" draw:layer="layout" svg:x1="71.378cm" svg:y1="28.22cm" svg:x2="71.377cm" svg:y2="29.871cm" draw:start-shape="id74" draw:start-glue-point="6" draw:end-shape="id75" draw:end-glue-point="4" svg:d="M71378 28220v826h-1v825" svg:viewBox="0 0 2 1652">
          <text:p/>
        </draw:connector>
        <draw:custom-shape draw:style-name="gr52" draw:text-style-name="P20" xml:id="id76" draw:id="id76" draw:layer="layout" svg:width="6.477cm" svg:height="1.905cm" svg:x="68.139cm" svg:y="35.332cm">
          <text:p text:style-name="P3"><text:span text:style-name="T10">Set 'Time to refresh' fla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24" draw:layer="layout" svg:x1="71.377cm" svg:y1="33.935cm" svg:x2="71.378cm" svg:y2="35.332cm" draw:start-shape="id75" draw:start-glue-point="6" draw:end-shape="id76" draw:end-glue-point="4" svg:d="M71377 33935v699h1v698" svg:viewBox="0 0 2 1398">
          <text:p text:style-name="P3"><text:span text:style-name="T8"><text:tab/></text:span><text:span text:style-name="T8">Yes</text:span></text:p>
        </draw:connector>
        <draw:custom-shape draw:style-name="gr52" draw:text-style-name="P20" xml:id="id77" draw:id="id77" draw:layer="layout" svg:width="6.477cm" svg:height="1.905cm" svg:x="68.139cm" svg:y="38.634cm">
          <text:p text:style-name="P3"><text:span text:style-name="T10">Counter 1 := 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2" draw:text-style-name="P20" xml:id="id78" draw:id="id78" draw:layer="layout" svg:width="6.477cm" svg:height="1.905cm" svg:x="68.139cm" svg:y="41.682cm">
          <text:p text:style-name="P3"><text:span text:style-name="T10">R17 ++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7" draw:layer="layout" svg:x1="71.378cm" svg:y1="37.237cm" svg:x2="71.378cm" svg:y2="38.634cm" draw:start-shape="id76" draw:start-glue-point="6" draw:end-shape="id77" draw:end-glue-point="4" svg:d="M71378 37237v1397" svg:viewBox="0 0 1 1398">
          <text:p/>
        </draw:connector>
        <draw:connector draw:style-name="gr4" draw:text-style-name="P17" draw:layer="layout" svg:x1="71.378cm" svg:y1="40.539cm" svg:x2="71.378cm" svg:y2="41.682cm" draw:start-shape="id77" draw:start-glue-point="6" draw:end-shape="id78" draw:end-glue-point="4" svg:d="M71378 40539v1143" svg:viewBox="0 0 1 1144">
          <text:p/>
        </draw:connector>
        <draw:custom-shape draw:style-name="gr52" draw:text-style-name="P20" xml:id="id79" draw:id="id79" draw:layer="layout" svg:width="6.477cm" svg:height="1.905cm" svg:x="68.139cm" svg:y="46.508cm">
          <text:p text:style-name="P3"><text:span text:style-name="T10">Counter 2 ++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7" draw:layer="layout" svg:x1="71.378cm" svg:y1="43.587cm" svg:x2="71.377cm" svg:y2="46.508cm" draw:start-shape="id78" draw:start-glue-point="6" draw:end-shape="id79" svg:d="M71378 43587v1460h-1v1461" svg:viewBox="0 0 2 2922">
          <text:p/>
        </draw:connector>
        <draw:connector draw:style-name="gr4" draw:text-style-name="P17" draw:layer="layout" draw:line-skew="0.896cm" svg:x1="73.917cm" svg:y1="31.903cm" svg:x2="74.616cm" svg:y2="47.461cm" draw:start-shape="id75" draw:start-glue-point="7" draw:end-shape="id79" draw:end-glue-point="7" svg:d="M73917 31903h2096v15558h-1397" svg:viewBox="0 0 2097 15559">
          <text:p/>
        </draw:connector>
        <draw:frame draw:style-name="gr58" draw:text-style-name="P23" draw:layer="layout" svg:width="2.032cm" svg:height="0.889cm" svg:x="74.39cm" svg:y="30.906cm">
          <draw:text-box>
            <text:p><text:span text:style-name="T8">No</text:span></text:p>
          </draw:text-box>
        </draw:frame>
        <draw:custom-shape draw:style-name="gr59" draw:text-style-name="P21" xml:id="id80" draw:id="id80" draw:layer="layout" svg:width="5.08cm" svg:height="4.064cm" svg:x="68.837cm" svg:y="50.191cm">
          <text:p text:style-name="P3"><text:span text:style-name="T10">Counter 2</text:span><text:span text:style-name="T10"><text:line-break/></text:span><text:span text:style-name="T10">==</text:span><text:span text:style-name="T10"><text:line-break/></text:span><text:span text:style-name="T10">preset2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17" draw:layer="layout" svg:x1="71.378cm" svg:y1="48.413cm" svg:x2="71.377cm" svg:y2="50.191cm" draw:start-shape="id79" draw:start-glue-point="6" draw:end-shape="id80" draw:end-glue-point="4" svg:d="M71378 48413v889h-1v889" svg:viewBox="0 0 2 1779">
          <text:p/>
        </draw:connector>
        <draw:custom-shape draw:style-name="gr52" draw:text-style-name="P20" xml:id="id81" draw:id="id81" draw:layer="layout" svg:width="6.477cm" svg:height="1.905cm" svg:x="68.139cm" svg:y="55.652cm">
          <text:p text:style-name="P3"><text:span text:style-name="T10">Counter 2 := 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2" draw:text-style-name="P20" xml:id="id82" draw:id="id82" draw:layer="layout" svg:width="6.477cm" svg:height="1.905cm" svg:x="68.139cm" svg:y="59.081cm">
          <text:p text:style-name="P3"><text:span text:style-name="T10">m ++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7" draw:layer="layout" svg:x1="71.377cm" svg:y1="54.255cm" svg:x2="71.378cm" svg:y2="55.652cm" draw:start-shape="id80" draw:start-glue-point="6" draw:end-shape="id81" draw:end-glue-point="4" svg:d="M71377 54255v699h1v698" svg:viewBox="0 0 2 1398">
          <text:p text:style-name="P3"><text:tab/><text:span text:style-name="T8">Yes</text:span></text:p>
        </draw:connector>
        <draw:connector draw:style-name="gr4" draw:text-style-name="P17" draw:layer="layout" svg:x1="71.378cm" svg:y1="57.557cm" svg:x2="71.378cm" svg:y2="59.081cm" draw:start-shape="id81" draw:start-glue-point="6" draw:end-shape="id82" draw:end-glue-point="4" svg:d="M71378 57557v1524" svg:viewBox="0 0 1 1525">
          <text:p/>
        </draw:connector>
        <draw:custom-shape draw:style-name="gr52" draw:text-style-name="P20" xml:id="id83" draw:id="id83" draw:layer="layout" svg:width="6.477cm" svg:height="1.905cm" svg:x="68.139cm" svg:y="62.51cm">
          <text:p text:style-name="P3"><text:span text:style-name="T10">Extract registers from stac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1" draw:text-style-name="P19" xml:id="id84" draw:id="id84" draw:layer="layout" svg:width="2.921cm" svg:height="1.143cm" svg:x="69.917cm" svg:y="65.685cm">
          <text:p text:style-name="P3"><text:span text:style-name="T10">RE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" draw:text-style-name="P17" draw:layer="layout" svg:x1="71.378cm" svg:y1="64.415cm" svg:x2="71.378cm" svg:y2="65.685cm" draw:start-shape="id83" draw:start-glue-point="6" draw:end-shape="id84" draw:end-glue-point="4" svg:d="M71378 64415v1270" svg:viewBox="0 0 1 1271">
          <text:p/>
        </draw:connector>
        <draw:connector draw:style-name="gr4" draw:text-style-name="P17" draw:layer="layout" svg:x1="71.378cm" svg:y1="60.986cm" svg:x2="71.378cm" svg:y2="62.51cm" draw:start-shape="id82" draw:start-glue-point="6" draw:end-shape="id83" draw:end-glue-point="4" svg:d="M71378 60986v1524" svg:viewBox="0 0 1 1525">
          <text:p/>
        </draw:connector>
        <draw:connector draw:style-name="gr4" draw:text-style-name="P17" draw:layer="layout" draw:line-skew="0.896cm" svg:x1="73.917cm" svg:y1="52.223cm" svg:x2="74.616cm" svg:y2="63.463cm" draw:start-shape="id80" draw:start-glue-point="7" draw:end-shape="id83" draw:end-glue-point="7" svg:d="M73917 52223h2096v11240h-1397" svg:viewBox="0 0 2097 11241">
          <text:p/>
        </draw:connector>
        <draw:frame draw:style-name="gr58" draw:text-style-name="P23" draw:layer="layout" svg:width="2.032cm" svg:height="0.889cm" svg:x="74.517cm" svg:y="51.099cm">
          <draw:text-box>
            <text:p><text:span text:style-name="T8">No</text:span></text:p>
          </draw:text-box>
        </draw:frame>
        <draw:frame draw:style-name="gr63" draw:text-style-name="P25" draw:layer="layout" svg:width="13.462cm" svg:height="4.545cm" svg:x="93.567cm" svg:y="14.122cm">
          <draw:text-box>
            <text:p text:style-name="P3"><text:span text:style-name="T11">'storeR10ToTXBuffer'</text:span><text:span text:style-name="T12"><text:line-break/></text:span><text:span text:style-name="T12">subroutine</text:span></text:p>
          </draw:text-box>
        </draw:frame>
        <draw:custom-shape draw:style-name="gr51" draw:text-style-name="P19" xml:id="id85" draw:id="id85" draw:layer="layout" svg:width="2.921cm" svg:height="1.143cm" svg:x="98.657cm" svg:y="19.964cm">
          <text:p text:style-name="P3"><text:span text:style-name="T10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2" draw:text-style-name="P20" xml:id="id86" draw:id="id86" draw:layer="layout" svg:width="6.477cm" svg:height="1.905cm" svg:x="96.879cm" svg:y="23.139cm">
          <text:p text:style-name="P3"><text:span text:style-name="T10">Disable </text:span><text:span text:style-name="T8">USART1 Data </text:span><text:span text:style-name="T8"><text:line-break/></text:span><text:span text:style-name="T8">Register Empty Interrup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7" draw:layer="layout" svg:x1="100.118cm" svg:y1="21.107cm" svg:x2="100.118cm" svg:y2="23.139cm" draw:start-shape="id85" draw:start-glue-point="6" draw:end-shape="id86" draw:end-glue-point="4" svg:d="M100118 21107v2032" svg:viewBox="0 0 1 2033">
          <text:p/>
        </draw:connector>
        <draw:custom-shape draw:style-name="gr54" draw:text-style-name="P20" xml:id="id87" draw:id="id87" draw:layer="layout" svg:width="7.366cm" svg:height="2.286cm" svg:x="96.434cm" svg:y="26.565cm">
          <text:p text:style-name="P3"><text:span text:style-name="T10">Write a byte to TX buffer</text:span><text:span text:style-name="T10"><text:line-break/></text:span><text:span text:style-name="T10">according to write point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2" draw:text-style-name="P20" xml:id="id88" draw:id="id88" draw:layer="layout" svg:width="6.477cm" svg:height="1.905cm" svg:x="96.879cm" svg:y="30.121cm">
          <text:p text:style-name="P3"><text:span text:style-name="T10">Write pointer ++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7" draw:layer="layout" svg:x1="100.118cm" svg:y1="25.044cm" svg:x2="100.117cm" svg:y2="26.565cm" draw:start-shape="id86" draw:start-glue-point="6" draw:end-shape="id87" draw:end-glue-point="4" svg:d="M100118 25044v761h-1v760" svg:viewBox="0 0 2 1522">
          <text:p/>
        </draw:connector>
        <draw:connector draw:style-name="gr4" draw:text-style-name="P17" draw:layer="layout" svg:x1="100.117cm" svg:y1="28.851cm" svg:x2="100.118cm" svg:y2="30.121cm" draw:start-shape="id87" draw:start-glue-point="6" draw:end-shape="id88" draw:end-glue-point="4" svg:d="M100117 28851v635h1v635" svg:viewBox="0 0 2 1271">
          <text:p/>
        </draw:connector>
        <draw:custom-shape draw:style-name="gr64" draw:text-style-name="P21" xml:id="id89" draw:id="id89" draw:layer="layout" svg:width="5.461cm" svg:height="4.572cm" svg:x="97.387cm" svg:y="33.55cm">
          <text:p text:style-name="P3"><text:span text:style-name="T10">Write pointer</text:span><text:span text:style-name="T10"><text:line-break/></text:span><text:span text:style-name="T10">reached</text:span><text:span text:style-name="T10"><text:line-break/></text:span><text:span text:style-name="T10">read pointer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17" draw:layer="layout" svg:x1="100.118cm" svg:y1="32.026cm" svg:x2="100.118cm" svg:y2="33.55cm" draw:start-shape="id88" draw:start-glue-point="6" draw:end-shape="id89" draw:end-glue-point="4" svg:d="M100118 32026v1524" svg:viewBox="0 0 1 1525">
          <text:p/>
        </draw:connector>
        <draw:custom-shape draw:style-name="gr52" draw:text-style-name="P20" xml:id="id90" draw:id="id90" draw:layer="layout" svg:width="6.477cm" svg:height="1.905cm" svg:x="96.879cm" svg:y="40.154cm">
          <text:p text:style-name="P3"><text:span text:style-name="T10">Enable </text:span><text:span text:style-name="T8">USART1 Data </text:span><text:span text:style-name="T8"><text:line-break/></text:span><text:span text:style-name="T8">Register Empty Interrup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7" draw:layer="layout" svg:x1="100.118cm" svg:y1="38.122cm" svg:x2="100.118cm" svg:y2="40.154cm" draw:start-shape="id89" draw:start-glue-point="6" draw:end-shape="id90" draw:end-glue-point="4" svg:d="M100118 38122v2032" svg:viewBox="0 0 1 2033">
          <text:p text:style-name="P3"><text:tab/><text:span text:style-name="T8">No</text:span></text:p>
        </draw:connector>
        <draw:custom-shape draw:style-name="gr52" draw:text-style-name="P20" xml:id="id91" draw:id="id91" draw:layer="layout" svg:width="6.477cm" svg:height="1.905cm" svg:x="104.943cm" svg:y="36.852cm">
          <text:p text:style-name="P3"><text:span text:style-name="T10">Set 'TX Overflow' fla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24" draw:layer="layout" svg:x1="102.848cm" svg:y1="35.836cm" svg:x2="108.182cm" svg:y2="36.852cm" draw:start-shape="id89" draw:start-glue-point="7" draw:end-shape="id91" draw:end-glue-point="4" svg:d="M102848 35836h5334v1016" svg:viewBox="0 0 5335 1017">
          <text:p text:style-name="P3"><text:span text:style-name="T8">Yes</text:span></text:p>
        </draw:connector>
        <draw:connector draw:style-name="gr4" draw:text-style-name="P17" draw:layer="layout" svg:x1="108.182cm" svg:y1="38.757cm" svg:x2="103.356cm" svg:y2="41.107cm" draw:start-shape="id91" draw:start-glue-point="6" draw:end-shape="id90" draw:end-glue-point="7" svg:d="M108182 38757v2350h-4826" svg:viewBox="0 0 4827 2351">
          <text:p/>
        </draw:connector>
        <draw:custom-shape draw:style-name="gr51" draw:text-style-name="P19" xml:id="id92" draw:id="id92" draw:layer="layout" svg:width="2.921cm" svg:height="1.143cm" svg:x="98.657cm" svg:y="43.553cm">
          <text:p text:style-name="P3"><text:span text:style-name="T10">RE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" draw:text-style-name="P17" draw:layer="layout" svg:x1="100.118cm" svg:y1="42.059cm" svg:x2="100.118cm" svg:y2="43.553cm" draw:start-shape="id90" draw:start-glue-point="6" draw:end-shape="id92" draw:end-glue-point="4" svg:d="M100118 42059v1494" svg:viewBox="0 0 1 149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1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nsolas" svg:font-family="Consolas" style:font-family-generic="swiss" style:font-pitch="variable"/>
    <style:font-face style:name="Liberation Sans1" svg:font-family="'Liberation Sans'" style:font-family-generic="swiss" style:font-pitch="variable"/>
    <style:font-face style:name="MS PGothic1" svg:font-family="'MS PGothic'" style:font-family-generic="swiss" style:font-pitch="variable"/>
    <style:font-face style:name="Mangal1" svg:font-family="Mangal" style:font-family-generic="swiss" style:font-pitch="variable"/>
    <style:font-face style:name="MS PGothic" svg:font-family="'MS PGothic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S PGothic" style:font-family-asian="'MS PGothi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2cm" fo:margin-right="0.5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0T16:03:43.532000000</meta:creation-date>
    <dc:date>2016-03-21T17:20:25.319000000</dc:date>
    <meta:editing-duration>PT2H14M14S</meta:editing-duration>
    <meta:editing-cycles>8</meta:editing-cycles>
    <meta:generator>LibreOffice/4.4.4.3$Windows_x86 LibreOffice_project/2c39ebcf046445232b798108aa8a7e7d89552ea8</meta:generator>
    <meta:document-statistic meta:object-count="214"/>
  </office:meta>
</office:document-meta>
</file>